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3.2778in" table:align="left"/>
    </style:style>
    <style:style style:name="Table1.A" style:family="table-column">
      <style:table-column-properties style:column-width="2.7285in"/>
    </style:style>
    <style:style style:name="Table1.B" style:family="table-column">
      <style:table-column-properties style:column-width="0.5493in"/>
    </style:style>
    <style:style style:name="Table1.A1" style:family="table-cell">
      <style:table-cell-properties style:vertical-align="middle" fo:padding="0.0194in" fo:border="none"/>
    </style:style>
    <style:style style:name="Table2" style:family="table">
      <style:table-properties style:width="4.5167in" table:align="left"/>
    </style:style>
    <style:style style:name="Table2.A" style:family="table-column">
      <style:table-column-properties style:column-width="1.5139in"/>
    </style:style>
    <style:style style:name="Table2.B" style:family="table-column">
      <style:table-column-properties style:column-width="3.0028in"/>
    </style:style>
    <style:style style:name="Table2.A1" style:family="table-cell">
      <style:table-cell-properties style:vertical-align="middle" fo:padding="0.0194in" fo:border="none"/>
    </style:style>
    <style:style style:name="P1" style:family="paragraph" style:parent-style-name="Heading_20_1">
      <style:text-properties officeooo:rsid="0018df62" officeooo:paragraph-rsid="0018df62"/>
    </style:style>
    <style:style style:name="P2" style:family="paragraph" style:parent-style-name="Text_20_body" style:list-style-name="L1"/>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style style:name="P5" style:family="paragraph" style:parent-style-name="Preformatted_20_Text">
      <style:paragraph-properties fo:margin-top="0in" fo:margin-bottom="0.1965in" style:contextual-spacing="false"/>
    </style:style>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paragraph-properties fo:margin-top="0in" fo:margin-bottom="0in" style:contextual-spacing="false"/>
    </style:style>
    <style:style style:name="P18" style:family="paragraph" style:parent-style-name="Text_20_body" style:list-style-name="L10"/>
    <style:style style:name="P19" style:family="paragraph" style:parent-style-name="Text_20_body" style:list-style-name="L11">
      <style:paragraph-properties fo:margin-top="0in" fo:margin-bottom="0in" style:contextual-spacing="false"/>
    </style:style>
    <style:style style:name="P20" style:family="paragraph" style:parent-style-name="Text_20_body" style:list-style-name="L11"/>
    <style:style style:name="P21" style:family="paragraph" style:parent-style-name="Text_20_body" style:list-style-name="L12">
      <style:paragraph-properties fo:margin-top="0in" fo:margin-bottom="0in" style:contextual-spacing="false"/>
    </style:style>
    <style:style style:name="P22" style:family="paragraph" style:parent-style-name="Text_20_body" style:list-style-name="L12"/>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3"/>
    <style:style style:name="P25" style:family="paragraph" style:parent-style-name="Text_20_body" style:list-style-name="L14">
      <style:paragraph-properties fo:margin-top="0in" fo:margin-bottom="0in" style:contextual-spacing="false"/>
    </style:style>
    <style:style style:name="P26" style:family="paragraph" style:parent-style-name="Text_20_body" style:list-style-name="L14"/>
    <style:style style:name="P27" style:family="paragraph" style:parent-style-name="Text_20_body" style:list-style-name="L15">
      <style:paragraph-properties fo:margin-top="0in" fo:margin-bottom="0in" style:contextual-spacing="false"/>
    </style:style>
    <style:style style:name="P28" style:family="paragraph" style:parent-style-name="Text_20_body" style:list-style-name="L15"/>
    <style:style style:name="P29" style:family="paragraph" style:parent-style-name="Text_20_body" style:list-style-name="L16">
      <style:paragraph-properties fo:margin-top="0in" fo:margin-bottom="0in" style:contextual-spacing="false"/>
    </style:style>
    <style:style style:name="P30" style:family="paragraph" style:parent-style-name="Text_20_body" style:list-style-name="L16"/>
    <style:style style:name="P31" style:family="paragraph" style:parent-style-name="Text_20_body" style:list-style-name="L17">
      <style:paragraph-properties fo:margin-top="0in" fo:margin-bottom="0in" style:contextual-spacing="false"/>
    </style:style>
    <style:style style:name="P32" style:family="paragraph" style:parent-style-name="Text_20_body" style:list-style-name="L17"/>
    <style:style style:name="P33" style:family="paragraph" style:parent-style-name="Text_20_body" style:list-style-name="L18">
      <style:paragraph-properties fo:margin-top="0in" fo:margin-bottom="0in" style:contextual-spacing="false"/>
    </style:style>
    <style:style style:name="P34" style:family="paragraph" style:parent-style-name="Text_20_body" style:list-style-name="L18"/>
    <style:style style:name="P35" style:family="paragraph" style:parent-style-name="Text_20_body" style:list-style-name="L19">
      <style:paragraph-properties fo:margin-top="0in" fo:margin-bottom="0in" style:contextual-spacing="false"/>
    </style:style>
    <style:style style:name="P36" style:family="paragraph" style:parent-style-name="Text_20_body" style:list-style-name="L19"/>
    <style:style style:name="P37" style:family="paragraph" style:parent-style-name="Text_20_body" style:list-style-name="L20">
      <style:paragraph-properties fo:margin-top="0in" fo:margin-bottom="0in" style:contextual-spacing="false"/>
    </style:style>
    <style:style style:name="P38" style:family="paragraph" style:parent-style-name="Text_20_body" style:list-style-name="L20"/>
    <style:style style:name="P39" style:family="paragraph" style:parent-style-name="Text_20_body" style:list-style-name="L21">
      <style:paragraph-properties fo:margin-top="0in" fo:margin-bottom="0in" style:contextual-spacing="false"/>
    </style:style>
    <style:style style:name="P40" style:family="paragraph" style:parent-style-name="Text_20_body" style:list-style-name="L21"/>
    <style:style style:name="P41" style:family="paragraph" style:parent-style-name="Text_20_body" style:list-style-name="L22">
      <style:paragraph-properties fo:margin-top="0in" fo:margin-bottom="0in" style:contextual-spacing="false"/>
    </style:style>
    <style:style style:name="P42" style:family="paragraph" style:parent-style-name="Text_20_body" style:list-style-name="L22"/>
    <style:style style:name="P43" style:family="paragraph" style:parent-style-name="Text_20_body" style:list-style-name="L23">
      <style:paragraph-properties fo:margin-top="0in" fo:margin-bottom="0in" style:contextual-spacing="false"/>
    </style:style>
    <style:style style:name="P44" style:family="paragraph" style:parent-style-name="Text_20_body" style:list-style-name="L23"/>
    <style:style style:name="P45" style:family="paragraph" style:parent-style-name="Text_20_body" style:list-style-name="L24">
      <style:paragraph-properties fo:margin-top="0in" fo:margin-bottom="0in" style:contextual-spacing="false"/>
    </style:style>
    <style:style style:name="P46" style:family="paragraph" style:parent-style-name="Text_20_body" style:list-style-name="L24"/>
    <style:style style:name="P47" style:family="paragraph" style:parent-style-name="Text_20_body" style:list-style-name="L25">
      <style:paragraph-properties fo:margin-top="0in" fo:margin-bottom="0in" style:contextual-spacing="false"/>
    </style:style>
    <style:style style:name="P48" style:family="paragraph" style:parent-style-name="Text_20_body" style:list-style-name="L25"/>
    <style:style style:name="P49" style:family="paragraph" style:parent-style-name="Text_20_body" style:list-style-name="L26">
      <style:paragraph-properties fo:margin-top="0in" fo:margin-bottom="0in" style:contextual-spacing="false"/>
    </style:style>
    <style:style style:name="P50" style:family="paragraph" style:parent-style-name="Text_20_body" style:list-style-name="L26"/>
    <style:style style:name="P51" style:family="paragraph" style:parent-style-name="Text_20_body" style:list-style-name="L27">
      <style:paragraph-properties fo:margin-top="0in" fo:margin-bottom="0in" style:contextual-spacing="false"/>
    </style:style>
    <style:style style:name="P52" style:family="paragraph" style:parent-style-name="Text_20_body" style:list-style-name="L27"/>
    <style:style style:name="P53" style:family="paragraph" style:parent-style-name="Text_20_body" style:list-style-name="L28">
      <style:paragraph-properties fo:margin-top="0in" fo:margin-bottom="0in" style:contextual-spacing="false"/>
    </style:style>
    <style:style style:name="P54" style:family="paragraph" style:parent-style-name="Text_20_body" style:list-style-name="L28"/>
    <style:style style:name="P55" style:family="paragraph" style:parent-style-name="Text_20_body" style:list-style-name="L29">
      <style:paragraph-properties fo:margin-top="0in" fo:margin-bottom="0in" style:contextual-spacing="false"/>
    </style:style>
    <style:style style:name="P56" style:family="paragraph" style:parent-style-name="Text_20_body" style:list-style-name="L29"/>
    <style:style style:name="P57" style:family="paragraph" style:parent-style-name="Text_20_body" style:list-style-name="L30">
      <style:paragraph-properties fo:margin-top="0in" fo:margin-bottom="0in" style:contextual-spacing="false"/>
    </style:style>
    <style:style style:name="P58" style:family="paragraph" style:parent-style-name="Text_20_body" style:list-style-name="L30"/>
    <style:style style:name="P59" style:family="paragraph" style:parent-style-name="Text_20_body" style:list-style-name="L31">
      <style:paragraph-properties fo:margin-top="0in" fo:margin-bottom="0in" style:contextual-spacing="false"/>
    </style:style>
    <style:style style:name="P60" style:family="paragraph" style:parent-style-name="Text_20_body" style:list-style-name="L31"/>
    <style:style style:name="P61" style:family="paragraph" style:parent-style-name="Text_20_body" style:list-style-name="L32">
      <style:paragraph-properties fo:margin-top="0in" fo:margin-bottom="0in" style:contextual-spacing="false"/>
    </style:style>
    <style:style style:name="P62" style:family="paragraph" style:parent-style-name="Text_20_body" style:list-style-name="L32"/>
    <style:style style:name="P63" style:family="paragraph" style:parent-style-name="Text_20_body" style:list-style-name="L33">
      <style:paragraph-properties fo:margin-top="0in" fo:margin-bottom="0in" style:contextual-spacing="false"/>
    </style:style>
    <style:style style:name="P64" style:family="paragraph" style:parent-style-name="Text_20_body" style:list-style-name="L33"/>
    <style:style style:name="P65" style:family="paragraph" style:parent-style-name="Text_20_body" style:list-style-name="L34">
      <style:paragraph-properties fo:margin-top="0in" fo:margin-bottom="0in" style:contextual-spacing="false"/>
    </style:style>
    <style:style style:name="P66" style:family="paragraph" style:parent-style-name="Text_20_body" style:list-style-name="L34"/>
    <style:style style:name="P67" style:family="paragraph" style:parent-style-name="Text_20_body" style:list-style-name="L35">
      <style:paragraph-properties fo:margin-top="0in" fo:margin-bottom="0in" style:contextual-spacing="false"/>
    </style:style>
    <style:style style:name="P68" style:family="paragraph" style:parent-style-name="Text_20_body" style:list-style-name="L35"/>
    <style:style style:name="P69" style:family="paragraph" style:parent-style-name="Text_20_body" style:list-style-name="L36">
      <style:paragraph-properties fo:margin-top="0in" fo:margin-bottom="0in" style:contextual-spacing="false"/>
    </style:style>
    <style:style style:name="P70" style:family="paragraph" style:parent-style-name="Text_20_body" style:list-style-name="L36"/>
    <style:style style:name="P71" style:family="paragraph" style:parent-style-name="Text_20_body" style:list-style-name="L37">
      <style:paragraph-properties fo:margin-top="0in" fo:margin-bottom="0in" style:contextual-spacing="false"/>
    </style:style>
    <style:style style:name="P72" style:family="paragraph" style:parent-style-name="Text_20_body" style:list-style-name="L37"/>
    <style:style style:name="P73" style:family="paragraph" style:parent-style-name="Text_20_body" style:list-style-name="L38">
      <style:paragraph-properties fo:margin-top="0in" fo:margin-bottom="0in" style:contextual-spacing="false"/>
    </style:style>
    <style:style style:name="P74" style:family="paragraph" style:parent-style-name="Text_20_body" style:list-style-name="L38"/>
    <style:style style:name="P75" style:family="paragraph" style:parent-style-name="Text_20_body" style:list-style-name="L39">
      <style:paragraph-properties fo:margin-top="0in" fo:margin-bottom="0in" style:contextual-spacing="false"/>
    </style:style>
    <style:style style:name="P76" style:family="paragraph" style:parent-style-name="Text_20_body" style:list-style-name="L39"/>
    <style:style style:name="P77" style:family="paragraph" style:parent-style-name="Text_20_body" style:list-style-name="L40">
      <style:paragraph-properties fo:margin-top="0in" fo:margin-bottom="0in" style:contextual-spacing="false"/>
    </style:style>
    <style:style style:name="P78" style:family="paragraph" style:parent-style-name="Text_20_body" style:list-style-name="L40"/>
    <style:style style:name="P79" style:family="paragraph" style:parent-style-name="Text_20_body" style:list-style-name="L41">
      <style:paragraph-properties fo:margin-top="0in" fo:margin-bottom="0in" style:contextual-spacing="false"/>
    </style:style>
    <style:style style:name="P80" style:family="paragraph" style:parent-style-name="Text_20_body" style:list-style-name="L41"/>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LDOHUB DATA SCIENCE</text:h>
      <text:h text:style-name="Heading_20_1" text:outline-level="1">TOPIC 3 : ITERATION</text:h>
      <text:h text:style-name="Heading_20_2" text:outline-level="2">Summary</text:h>
      <text:p text:style-name="Text_20_body">In this session, we introduce <text:span text:style-name="Strong_20_Emphasis">iteration</text:span>—the fundamental concept of repeating actions in code—through both <text:span text:style-name="Source_20_Text">while</text:span> and <text:span text:style-name="Source_20_Text">for</text:span> loops. We’ll start by motivating why loops matter (avoiding repetition), then demo simple examples (the “Lost Forest” game, counters, factorial, summing ranges), and finally give students structured practice: finger exercises, small group challenges, and “at-home” problems. Recitation 2 reminders and a brief recap of Lecture 2 (strings, I/O, branching) are woven in to reinforce connections. By the end, students will be comfortable using both loop constructs, controlling them with counters and conditionals, and applying them to real-world tasks (e.g. digit sums, divisibility tests).</text:p>
      <text:p text:style-name="Horizontal_20_Line"/>
      <text:h text:style-name="Heading_20_2" text:outline-level="2">1. Welcome &amp; Recap (10 minutes)</text:h>
      <text:list text:style-name="L1">
        <text:list-item>
          <text:p text:style-name="P2"><text:span text:style-name="Strong_20_Emphasis">Quick Icebreaker</text:span></text:p>
          <text:list>
            <text:list-item>
              <text:p text:style-name="P2">“What everyday tasks do you ‘repeat’ until something happens?”</text:p>
              <text:p text:style-name="P2">(e.g., checking a traffic light, stirring sugar into tea)</text:p>
            </text:list-item>
          </text:list>
        </text:list-item>
        <text:list-item>
          <text:p text:style-name="P2"><text:span text:style-name="Strong_20_Emphasis">Recap Lecture 2</text:span></text:p>
          <text:list>
            <text:list-item>
              <text:p text:style-name="P3">Strings, input/output, branching (<text:span text:style-name="Source_20_Text">if</text:span>/<text:span text:style-name="Source_20_Text">elif</text:span>/<text:span text:style-name="Source_20_Text">else</text:span>) </text:p>
            </text:list-item>
            <text:list-item>
              <text:p text:style-name="P3">How branching made decisions; now loops will let us <text:span text:style-name="Strong_20_Emphasis">repeat</text:span> actions. </text:p>
            </text:list-item>
          </text:list>
        </text:list-item>
        <text:list-item>
          <text:p text:style-name="P2"><text:span text:style-name="Strong_20_Emphasis">Learning Objectives</text:span></text:p>
          <text:list>
            <text:list-item>
              <text:p text:style-name="P3">Understand <text:span text:style-name="Source_20_Text">while</text:span> vs. <text:span text:style-name="Source_20_Text">for</text:span> loops </text:p>
            </text:list-item>
            <text:list-item>
              <text:p text:style-name="P3">Control loops via counters and conditions </text:p>
            </text:list-item>
            <text:list-item>
              <text:p text:style-name="P2">Apply loops to practical tasks </text:p>
            </text:list-item>
          </text:list>
        </text:list-item>
      </text:list>
      <text:p text:style-name="Horizontal_20_Line"/>
      <text:h text:style-name="Heading_20_2" text:outline-level="2">2. Motivation: Why Iteration? (10 minutes)</text:h>
      <text:list text:style-name="L2">
        <text:list-item>
          <text:p text:style-name="P4"><text:span text:style-name="Strong_20_Emphasis">Avoid Repetition</text:span></text:p>
          <text:p text:style-name="P4">― Imagine writing <text:span text:style-name="Source_20_Text">print("Hello")</text:span> 100 times by hand!</text:p>
        </text:list-item>
        <text:list-item>
          <text:p text:style-name="P4"><text:span text:style-name="Strong_20_Emphasis">Program Flow with Loops</text:span></text:p>
          <text:p text:style-name="P4">― Loops let us express “do X until Y” or “do X for each item in a list.”</text:p>
        </text:list-item>
        <text:list-item>
          <text:p text:style-name="P4"><text:span text:style-name="Strong_20_Emphasis">Real-world Analogies</text:span></text:p>
          <text:p text:style-name="P4"><text:soft-page-break/>― Assembly-line robots repeating the same step; playlists cycling through songs.</text:p>
        </text:list-item>
      </text:list>
      <text:p text:style-name="Horizontal_20_Line"/>
      <text:h text:style-name="Heading_20_2" text:outline-level="2">3. <text:span text:style-name="Source_20_Text">while</text:span> Loops: Theory &amp; Examples (20 minutes)</text:h>
      <text:h text:style-name="Heading_20_3" text:outline-level="3">3.1 Structure</text:h>
      <text:p text:style-name="Preformatted_20_Text"><text:span text:style-name="Source_20_Text">python</text:span></text:p>
      <text:p text:style-name="Preformatted_20_Text"><text:span text:style-name="Source_20_Text">CopyEdit</text:span></text:p>
      <text:p text:style-name="Preformatted_20_Text"><text:span text:style-name="Source_20_Text">while &lt;condition&gt;:</text:span></text:p>
      <text:p text:style-name="Preformatted_20_Text"><text:span text:style-name="Source_20_Text"><text:s text:c="4"/>&lt;body&gt;</text:span></text:p>
      <text:p text:style-name="P5"/>
      <text:list text:style-name="L3">
        <text:list-item>
          <text:p text:style-name="P6">Test condition; if True, run body then re-test. </text:p>
        </text:list-item>
        <text:list-item>
          <text:p text:style-name="P7">Can run <text:span text:style-name="Strong_20_Emphasis">zero or many</text:span> times. </text:p>
        </text:list-item>
      </text:list>
      <text:h text:style-name="Heading_20_3" text:outline-level="3">3.2 Live Demo: “Lost Forest” Game</text:h>
      <text:p text:style-name="Preformatted_20_Text"><text:span text:style-name="Source_20_Text">python</text:span></text:p>
      <text:p text:style-name="Preformatted_20_Text"><text:span text:style-name="Source_20_Text">CopyEdit</text:span></text:p>
      <text:p text:style-name="Preformatted_20_Text"><text:span text:style-name="Source_20_Text">where = input("Lost Forest: go left or right? ")</text:span></text:p>
      <text:p text:style-name="Preformatted_20_Text"><text:span text:style-name="Source_20_Text">while where.lower() == "right":</text:span></text:p>
      <text:p text:style-name="Preformatted_20_Text"><text:span text:style-name="Source_20_Text"><text:s text:c="4"/>where = input("Still lost… go left or right? ")</text:span></text:p>
      <text:p text:style-name="Preformatted_20_Text"><text:span text:style-name="Source_20_Text">print("You got out of the Lost Forest! \\o/")</text:span></text:p>
      <text:p text:style-name="P5"/>
      <text:list text:style-name="L4">
        <text:list-item>
          <text:p text:style-name="P8"><text:span text:style-name="Strong_20_Emphasis">Try it</text:span>: Uncomment &amp; run. </text:p>
        </text:list-item>
        <text:list-item>
          <text:p text:style-name="P8"><text:span text:style-name="Strong_20_Emphasis">Discussion</text:span>: What happens if user never types “left”? (Infinite loop) </text:p>
        </text:list-item>
        <text:list-item>
          <text:p text:style-name="P9"><text:span text:style-name="Strong_20_Emphasis">Variation</text:span>: Add a counter that prints “:(” after 3 wrong tries. </text:p>
        </text:list-item>
      </text:list>
      <text:h text:style-name="Heading_20_3" text:outline-level="3">3.3 Counter Pattern</text:h>
      <text:p text:style-name="Preformatted_20_Text"><text:span text:style-name="Source_20_Text">python</text:span></text:p>
      <text:p text:style-name="Preformatted_20_Text"><text:span text:style-name="Source_20_Text">CopyEdit</text:span></text:p>
      <text:p text:style-name="Preformatted_20_Text"><text:span text:style-name="Source_20_Text">n = 0</text:span></text:p>
      <text:p text:style-name="Preformatted_20_Text"><text:span text:style-name="Source_20_Text">while n &lt; 5:</text:span></text:p>
      <text:p text:style-name="Preformatted_20_Text"><text:span text:style-name="Source_20_Text"><text:s text:c="4"/>print(n)</text:span></text:p>
      <text:p text:style-name="Preformatted_20_Text"><text:span text:style-name="Source_20_Text"><text:s text:c="4"/>n += 1</text:span></text:p>
      <text:p text:style-name="P5"/>
      <text:list text:style-name="L5">
        <text:list-item>
          <text:p text:style-name="P10">Use a <text:span text:style-name="Strong_20_Emphasis">counter variable</text:span> to limit loop iterations. </text:p>
        </text:list-item>
        <text:list-item>
          <text:p text:style-name="P11">Contrast with infinite loop (<text:span text:style-name="Source_20_Text">while True:</text:span>) and how to break. </text:p>
        </text:list-item>
      </text:list>
      <text:p text:style-name="Horizontal_20_Line"/>
      <text:h text:style-name="Heading_20_2" text:outline-level="2">4. <text:span text:style-name="Source_20_Text">for</text:span> Loops: Theory &amp; Examples (20 minutes)</text:h>
      <text:h text:style-name="Heading_20_3" text:outline-level="3">4.1 Structure</text:h>
      <text:p text:style-name="Preformatted_20_Text"><text:span text:style-name="Source_20_Text">python</text:span></text:p>
      <text:p text:style-name="Preformatted_20_Text"><text:span text:style-name="Source_20_Text">CopyEdit</text:span></text:p>
      <text:p text:style-name="Preformatted_20_Text"><text:soft-page-break/><text:span text:style-name="Source_20_Text">for variable in &lt;iterable&gt;:</text:span></text:p>
      <text:p text:style-name="Preformatted_20_Text"><text:span text:style-name="Source_20_Text"><text:s text:c="4"/>&lt;body&gt;</text:span></text:p>
      <text:p text:style-name="P5"/>
      <text:list text:style-name="L6">
        <text:list-item>
          <text:p text:style-name="P12">Python’s <text:span text:style-name="Strong_20_Emphasis"><text:span text:style-name="Source_20_Text">range()</text:span></text:span> generates sequences of integers. </text:p>
        </text:list-item>
      </text:list>
      <text:h text:style-name="Heading_20_3" text:outline-level="3">4.2 Basic Ranges</text:h>
      <text:p text:style-name="Preformatted_20_Text"><text:span text:style-name="Source_20_Text">python</text:span></text:p>
      <text:p text:style-name="Preformatted_20_Text"><text:span text:style-name="Source_20_Text">CopyEdit</text:span></text:p>
      <text:p text:style-name="Preformatted_20_Text"><text:span text:style-name="Source_20_Text">for i in range(5): <text:s text:c="6"/># 0,1,2,3,4</text:span></text:p>
      <text:p text:style-name="Preformatted_20_Text"><text:span text:style-name="Source_20_Text"><text:s text:c="4"/>print(i)</text:span></text:p>
      <text:p text:style-name="Preformatted_20_Text"/>
      <text:p text:style-name="Preformatted_20_Text"><text:span text:style-name="Source_20_Text">for i in range(1,6): <text:s text:c="4"/># 1,2,3,4,5</text:span></text:p>
      <text:p text:style-name="Preformatted_20_Text"><text:span text:style-name="Source_20_Text"><text:s text:c="4"/>print(i)</text:span></text:p>
      <text:p text:style-name="Preformatted_20_Text"/>
      <text:p text:style-name="Preformatted_20_Text"><text:span text:style-name="Source_20_Text">for i in range(1,10,2): <text:s/># 1,3,5,7,9</text:span></text:p>
      <text:p text:style-name="Preformatted_20_Text"><text:span text:style-name="Source_20_Text"><text:s text:c="4"/>print(i)</text:span></text:p>
      <text:p text:style-name="P5"/>
      <text:h text:style-name="Heading_20_3" text:outline-level="3">4.3 Live Demo: Factorial</text:h>
      <text:p text:style-name="Preformatted_20_Text"><text:span text:style-name="Source_20_Text">python</text:span></text:p>
      <text:p text:style-name="Preformatted_20_Text"><text:span text:style-name="Source_20_Text">CopyEdit</text:span></text:p>
      <text:p text:style-name="Preformatted_20_Text"><text:span text:style-name="Source_20_Text">x = 6</text:span></text:p>
      <text:p text:style-name="Preformatted_20_Text"><text:span text:style-name="Source_20_Text">fact = 1</text:span></text:p>
      <text:p text:style-name="Preformatted_20_Text"><text:span text:style-name="Source_20_Text">for i in range(1, x+1):</text:span></text:p>
      <text:p text:style-name="Preformatted_20_Text"><text:span text:style-name="Source_20_Text"><text:s text:c="4"/>fact *= i</text:span></text:p>
      <text:p text:style-name="Preformatted_20_Text"><text:span text:style-name="Source_20_Text">print(f"{x}! =", fact)</text:span></text:p>
      <text:p text:style-name="P5"/>
      <text:list text:style-name="L7">
        <text:list-item>
          <text:p text:style-name="P13">Show both <text:span text:style-name="Source_20_Text">while</text:span> and <text:span text:style-name="Source_20_Text">for</text:span> versions side-by-side. </text:p>
        </text:list-item>
      </text:list>
      <text:p text:style-name="Horizontal_20_Line"/>
      <text:h text:style-name="Heading_20_2" text:outline-level="2">5. Hands-On Practice #1: Finger Exercises (15 minutes)</text:h>
      <text:list text:style-name="L8">
        <text:list-item>
          <text:p text:style-name="P14"><text:span text:style-name="Strong_20_Emphasis">Hello World N times</text:span> </text:p>
          <text:list>
            <text:list-item>
              <text:p text:style-name="P14">Given <text:span text:style-name="Source_20_Text">N</text:span>, print “Hello World” on separate lines, using either loop. </text:p>
            </text:list-item>
          </text:list>
        </text:list-item>
        <text:list-item>
          <text:p text:style-name="P14"><text:span text:style-name="Strong_20_Emphasis">Divisible by 5</text:span> </text:p>
          <text:list>
            <text:list-item>
              <text:p text:style-name="P14">Given <text:span text:style-name="Source_20_Text">x</text:span>, loop 1→x and print only multiples of 5. </text:p>
            </text:list-item>
          </text:list>
        </text:list-item>
        <text:list-item>
          <text:p text:style-name="P14"><text:span text:style-name="Strong_20_Emphasis">Digit Sum</text:span> </text:p>
          <text:list>
            <text:list-item>
              <text:p text:style-name="P15">Given integer <text:span text:style-name="Source_20_Text">n</text:span>, use a <text:span text:style-name="Source_20_Text">while</text:span> loop and <text:span text:style-name="Source_20_Text">%</text:span>/<text:span text:style-name="Source_20_Text">//</text:span> to sum its digits. </text:p>
            </text:list-item>
          </text:list>
        </text:list-item>
      </text:list>
      <text:p text:style-name="Text_20_body"><text:span text:style-name="Emphasis">Work in pairs; 8 minutes coding, 7 minutes share solutions.</text:span></text:p>
      <text:p text:style-name="Horizontal_20_Line"/>
      <text:h text:style-name="Heading_20_2" text:outline-level="2"><text:soft-page-break/>6. Combining Loops &amp; Branching (15 minutes)</text:h>
      <text:h text:style-name="Heading_20_3" text:outline-level="3">6.1 Early Exit with <text:span text:style-name="Source_20_Text">break</text:span></text:h>
      <text:p text:style-name="Text_20_body">+= augmented assignment</text:p>
      <text:p text:style-name="Preformatted_20_Text"><text:span text:style-name="Source_20_Text">python</text:span></text:p>
      <text:p text:style-name="Preformatted_20_Text"><text:span text:style-name="Source_20_Text">CopyEdit</text:span></text:p>
      <text:p text:style-name="Preformatted_20_Text"><text:span text:style-name="Source_20_Text">mysum = 0</text:span></text:p>
      <text:p text:style-name="Preformatted_20_Text"><text:span text:style-name="Source_20_Text">for i in range(5, 11):</text:span></text:p>
      <text:p text:style-name="Preformatted_20_Text"><text:span text:style-name="Source_20_Text"><text:s text:c="4"/>if mysum &gt; 20:</text:span></text:p>
      <text:p text:style-name="Preformatted_20_Text"><text:span text:style-name="Source_20_Text"><text:s text:c="8"/>break</text:span></text:p>
      <text:p text:style-name="Preformatted_20_Text"><text:span text:style-name="Source_20_Text"><text:s text:c="4"/>mysum += i</text:span></text:p>
      <text:p text:style-name="Preformatted_20_Text"><text:span text:style-name="Source_20_Text">print("Sum:", mysum)</text:span></text:p>
      <text:p text:style-name="P5"/>
      <text:h text:style-name="Heading_20_3" text:outline-level="3">6.2 Skip with <text:span text:style-name="Source_20_Text">continue</text:span></text:h>
      <text:p text:style-name="Preformatted_20_Text"><text:span text:style-name="Source_20_Text">python</text:span></text:p>
      <text:p text:style-name="Preformatted_20_Text"><text:span text:style-name="Source_20_Text">CopyEdit</text:span></text:p>
      <text:p text:style-name="Preformatted_20_Text"><text:span text:style-name="Source_20_Text">for i in range(10):</text:span></text:p>
      <text:p text:style-name="Preformatted_20_Text"><text:span text:style-name="Source_20_Text"><text:s text:c="4"/>if i % 2:</text:span></text:p>
      <text:p text:style-name="Preformatted_20_Text"><text:span text:style-name="Source_20_Text"><text:s text:c="8"/>continue <text:s/># skip odd</text:span></text:p>
      <text:p text:style-name="Preformatted_20_Text"><text:span text:style-name="Source_20_Text"><text:s text:c="4"/>print(i) <text:s text:c="3"/># prints evens only</text:span></text:p>
      <text:p text:style-name="P5"/>
      <text:h text:style-name="Heading_20_3" text:outline-level="3">6.3 “You Try It” Challenge</text:h>
      <text:list text:style-name="L9">
        <text:list-item>
          <text:p text:style-name="P16">Fix buggy code that uses <text:span text:style-name="Source_20_Text">start</text:span> and <text:span text:style-name="Source_20_Text">end</text:span> variables with <text:span text:style-name="Source_20_Text">range(start, end)</text:span> so it includes <text:span text:style-name="Source_20_Text">end</text:span>. </text:p>
        </text:list-item>
      </text:list>
      <text:h text:style-name="Heading_20_2" text:outline-level="2">Challenge Description</text:h>
      <text:p text:style-name="Quotations">Task:</text:p>
      <text:p text:style-name="Quotations">You have two variables, <text:span text:style-name="Source_20_Text">start</text:span> and <text:span text:style-name="Source_20_Text">end</text:span>. You want to loop from <text:span text:style-name="Source_20_Text">start</text:span> <text:span text:style-name="Strong_20_Emphasis">through</text:span> <text:span text:style-name="Source_20_Text">end</text:span> (inclusive), but the following code only goes up to <text:span text:style-name="Source_20_Text">end - 1</text:span>.</text:p>
      <text:p text:style-name="Quotations"><text:span text:style-name="Strong_20_Emphasis">Your job:</text:span> Modify the code so that it prints every integer from <text:span text:style-name="Source_20_Text">start</text:span> to <text:span text:style-name="Source_20_Text">end</text:span>, inclusive.</text:p>
      <text:p text:style-name="Preformatted_20_Text"><text:span text:style-name="Source_20_Text">python</text:span></text:p>
      <text:p text:style-name="Preformatted_20_Text"><text:span text:style-name="Source_20_Text">CopyEdit</text:span></text:p>
      <text:p text:style-name="Preformatted_20_Text"><text:span text:style-name="Source_20_Text"># Buggy version</text:span></text:p>
      <text:p text:style-name="Preformatted_20_Text"><text:span text:style-name="Source_20_Text">start = 3</text:span></text:p>
      <text:p text:style-name="Preformatted_20_Text"><text:span text:style-name="Source_20_Text">end <text:s text:c="2"/>= 7</text:span></text:p>
      <text:p text:style-name="Preformatted_20_Text"/>
      <text:p text:style-name="Preformatted_20_Text"><text:span text:style-name="Source_20_Text">for i in range(start, end):</text:span></text:p>
      <text:p text:style-name="Preformatted_20_Text"><text:span text:style-name="Source_20_Text"><text:s text:c="4"/>print(i)</text:span></text:p>
      <text:p text:style-name="P5"/>
      <text:p text:style-name="Text_20_body"><text:span text:style-name="Strong_20_Emphasis">Expected output:</text:span></text:p>
      <text:p text:style-name="Preformatted_20_Text"><text:span text:style-name="Source_20_Text">CopyEdit</text:span></text:p>
      <text:p text:style-name="Preformatted_20_Text"><text:soft-page-break/><text:span text:style-name="Source_20_Text">3</text:span></text:p>
      <text:p text:style-name="Preformatted_20_Text"><text:span text:style-name="Source_20_Text">4</text:span></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5"/>
      <text:p text:style-name="Horizontal_20_Line"/>
      <text:h text:style-name="Heading_20_2" text:outline-level="2">Fixing the Bug</text:h>
      <text:p text:style-name="Text_20_body">The built‑in <text:span text:style-name="Source_20_Text">range(a, b)</text:span> goes from <text:span text:style-name="Source_20_Text">a</text:span> up to <text:span text:style-name="Strong_20_Emphasis">but not including</text:span> <text:span text:style-name="Source_20_Text">b</text:span>. To include <text:span text:style-name="Source_20_Text">b</text:span> in your loop you need to go up to <text:span text:style-name="Source_20_Text">b + 1</text:span>:</text:p>
      <text:p text:style-name="Preformatted_20_Text"><text:span text:style-name="Source_20_Text">python</text:span></text:p>
      <text:p text:style-name="Preformatted_20_Text"><text:span text:style-name="Source_20_Text">CopyEdit</text:span></text:p>
      <text:p text:style-name="Preformatted_20_Text"><text:span text:style-name="Source_20_Text"># Fixed version</text:span></text:p>
      <text:p text:style-name="Preformatted_20_Text"><text:span text:style-name="Source_20_Text">start = 3</text:span></text:p>
      <text:p text:style-name="Preformatted_20_Text"><text:span text:style-name="Source_20_Text">end <text:s text:c="2"/>= 7</text:span></text:p>
      <text:p text:style-name="Preformatted_20_Text"/>
      <text:p text:style-name="Preformatted_20_Text"><text:span text:style-name="Source_20_Text">for i in range(start, end + 1):</text:span></text:p>
      <text:p text:style-name="Preformatted_20_Text"><text:span text:style-name="Source_20_Text"><text:s text:c="4"/>print(i)</text:span></text:p>
      <text:p text:style-name="P5"/>
      <text:p text:style-name="Horizontal_20_Line"/>
      <text:h text:style-name="Heading_20_2" text:outline-level="2">7. Group Coding Challenge (20 minutes)</text:h>
      <text:h text:style-name="Heading_20_3" text:outline-level="3">Task: “Mini-Adventure Stats”</text:h>
      <text:list text:style-name="L10">
        <text:list-item>
          <text:p text:style-name="P17"><text:span text:style-name="Strong_20_Emphasis">Define</text:span> two variables: <text:span text:style-name="Source_20_Text">steps</text:span> and <text:span text:style-name="Source_20_Text">health</text:span>. </text:p>
        </text:list-item>
        <text:list-item>
          <text:p text:style-name="P17"><text:span text:style-name="Strong_20_Emphasis">Loop</text:span> <text:span text:style-name="Source_20_Text">steps</text:span> times: </text:p>
          <text:list>
            <text:list-item>
              <text:p text:style-name="P17">Prompt user: “Did you take a step? (yes/no)” </text:p>
            </text:list-item>
            <text:list-item>
              <text:p text:style-name="P17">If <text:span text:style-name="Source_20_Text">yes</text:span>, increment a <text:span text:style-name="Source_20_Text">count</text:span>; if <text:span text:style-name="Source_20_Text">no</text:span>, decrement <text:span text:style-name="Source_20_Text">health</text:span> by 1. </text:p>
            </text:list-item>
            <text:list-item>
              <text:p text:style-name="P17"><text:span text:style-name="Strong_20_Emphasis">Stop early</text:span> if <text:span text:style-name="Source_20_Text">health</text:span> ≤ 0 (use <text:span text:style-name="Source_20_Text">break</text:span>). </text:p>
            </text:list-item>
          </text:list>
        </text:list-item>
        <text:list-item>
          <text:p text:style-name="P17"><text:span text:style-name="Strong_20_Emphasis">Report</text:span>: </text:p>
          <text:list>
            <text:list-item>
              <text:p text:style-name="P17">Total steps taken. </text:p>
            </text:list-item>
            <text:list-item>
              <text:p text:style-name="P18">Final health. </text:p>
            </text:list-item>
          </text:list>
        </text:list-item>
      </text:list>
      <text:p text:style-name="Text_20_body"><text:span text:style-name="Emphasis">Write clean code with comments and meaningful names; discuss how loops and conditionals interact.</text:span></text:p>
      <text:h text:style-name="Heading_20_3" text:outline-level="3">Goal:</text:h>
      <text:p text:style-name="Text_20_body">Use <text:span text:style-name="Strong_20_Emphasis">variables, </text:span><text:span text:style-name="Strong_20_Emphasis"><text:span text:style-name="Source_20_Text">input()</text:span></text:span><text:span text:style-name="Strong_20_Emphasis">, </text:span><text:span text:style-name="Strong_20_Emphasis"><text:span text:style-name="Source_20_Text">if</text:span></text:span><text:span text:style-name="Strong_20_Emphasis"> statements, </text:span><text:span text:style-name="Strong_20_Emphasis"><text:span text:style-name="Source_20_Text">loops</text:span></text:span><text:span text:style-name="Strong_20_Emphasis">, and </text:span><text:span text:style-name="Strong_20_Emphasis"><text:span text:style-name="Source_20_Text">break</text:span></text:span> to track progress in a fun mini-adventure!</text:p>
      <text:p text:style-name="Horizontal_20_Line"/>
      <text:h text:style-name="Heading_20_2" text:outline-level="2"><text:soft-page-break/><text:span text:style-name="Strong_20_Emphasis">Step-by-Step Working Solution</text:span></text:h>
      <text:p text:style-name="Preformatted_20_Text"><text:span text:style-name="Source_20_Text">python</text:span></text:p>
      <text:p text:style-name="Preformatted_20_Text"><text:span text:style-name="Source_20_Text">CopyEdit</text:span></text:p>
      <text:p text:style-name="Preformatted_20_Text"><text:span text:style-name="Source_20_Text"># Mini-Adventure Stats Game</text:span></text:p>
      <text:p text:style-name="Preformatted_20_Text"/>
      <text:p text:style-name="Preformatted_20_Text"><text:span text:style-name="Source_20_Text"># Step 1: Define starting variables</text:span></text:p>
      <text:p text:style-name="Preformatted_20_Text"><text:span text:style-name="Source_20_Text">steps = 5 <text:s text:c="11"/># Number of possible steps in the game</text:span></text:p>
      <text:p text:style-name="Preformatted_20_Text"><text:span text:style-name="Source_20_Text">health = 3 <text:s text:c="10"/># Player starts with 3 health points</text:span></text:p>
      <text:p text:style-name="Preformatted_20_Text"><text:span text:style-name="Source_20_Text">steps_taken = 0 <text:s text:c="5"/># To track how many successful steps were taken</text:span></text:p>
      <text:p text:style-name="Preformatted_20_Text"/>
      <text:p text:style-name="Preformatted_20_Text"><text:span text:style-name="Source_20_Text"># Step 2: Start the adventure loop</text:span></text:p>
      <text:p text:style-name="Preformatted_20_Text"><text:span text:style-name="Source_20_Text">for i in range(steps):</text:span></text:p>
      <text:p text:style-name="Preformatted_20_Text"><text:span text:style-name="Source_20_Text"><text:s text:c="4"/>answer = input("Did you take a step? (yes/no): ")</text:span></text:p>
      <text:p text:style-name="Preformatted_20_Text"/>
      <text:p text:style-name="Preformatted_20_Text"><text:span text:style-name="Source_20_Text"><text:s text:c="4"/>if answer.lower() == "yes":</text:span></text:p>
      <text:p text:style-name="Preformatted_20_Text"><text:span text:style-name="Source_20_Text"><text:s text:c="8"/>steps_taken += 1 <text:s/># Increase count of successful steps</text:span></text:p>
      <text:p text:style-name="Preformatted_20_Text"><text:span text:style-name="Source_20_Text"><text:s text:c="4"/>elif answer.lower() == "no":</text:span></text:p>
      <text:p text:style-name="Preformatted_20_Text"><text:span text:style-name="Source_20_Text"><text:s text:c="8"/>health -= 1 <text:s text:c="6"/># Lose health for missing a step</text:span></text:p>
      <text:p text:style-name="Preformatted_20_Text"><text:span text:style-name="Source_20_Text"><text:s text:c="8"/>print("You lost 1 health. Current health:", health)</text:span></text:p>
      <text:p text:style-name="Preformatted_20_Text"/>
      <text:p text:style-name="Preformatted_20_Text"><text:span text:style-name="Source_20_Text"><text:s text:c="4"/># Step 2.5: Check if health is too low</text:span></text:p>
      <text:p text:style-name="Preformatted_20_Text"><text:span text:style-name="Source_20_Text"><text:s text:c="4"/>if health &lt;= 0:</text:span></text:p>
      <text:p text:style-name="Preformatted_20_Text"><text:span text:style-name="Source_20_Text"><text:s text:c="8"/>print("Game Over! You've run out of health.")</text:span></text:p>
      <text:p text:style-name="Preformatted_20_Text"><text:span text:style-name="Source_20_Text"><text:s text:c="8"/>break</text:span></text:p>
      <text:p text:style-name="Preformatted_20_Text"/>
      <text:p text:style-name="Preformatted_20_Text"><text:span text:style-name="Source_20_Text"># Step 3: Report the final results</text:span></text:p>
      <text:p text:style-name="Preformatted_20_Text"><text:span text:style-name="Source_20_Text">print("Adventure Summary:")</text:span></text:p>
      <text:p text:style-name="Preformatted_20_Text"><text:span text:style-name="Source_20_Text">print("Total steps taken:", steps_taken)</text:span></text:p>
      <text:p text:style-name="Preformatted_20_Text"><text:span text:style-name="Source_20_Text">print("Final health:", health)</text:span></text:p>
      <text:p text:style-name="P5"/>
      <text:p text:style-name="Horizontal_20_Line"/>
      <text:h text:style-name="Heading_20_2" text:outline-level="2">8. Recitation 2 Reminders &amp; Q&amp;A (10 minutes)</text:h>
      <text:list text:style-name="L11">
        <text:list-item>
          <text:p text:style-name="P19"><text:span text:style-name="Strong_20_Emphasis">Recap Lecture 2</text:span> (strings, I/O, branching) via quick quiz: </text:p>
          <text:list>
            <text:list-item>
              <text:p text:style-name="P19">How do you slice <text:span text:style-name="Source_20_Text">"DataScience"</text:span> to get <text:span text:style-name="Source_20_Text">"Science"</text:span>? </text:p>
            </text:list-item>
            <text:list-item>
              <text:p text:style-name="P19">Why cast <text:span text:style-name="Source_20_Text">input()</text:span> to <text:span text:style-name="Source_20_Text">int</text:span> before adding? </text:p>
            </text:list-item>
            <text:list-item>
              <text:p text:style-name="P19">Write an <text:span text:style-name="Source_20_Text">if</text:span>/<text:span text:style-name="Source_20_Text">elif</text:span>/<text:span text:style-name="Source_20_Text">else</text:span> for a three-way decision. </text:p>
            </text:list-item>
          </text:list>
        </text:list-item>
        <text:list-item>
          <text:p text:style-name="P20"><text:span text:style-name="Strong_20_Emphasis">Course Logistics</text:span>: PS1 due next week, finger exercises before each class, recitations. </text:p>
        </text:list-item>
      </text:list>
      <text:p text:style-name="Horizontal_20_Line"/>
      <text:h text:style-name="Heading_20_2" text:outline-level="2">9. Wrap-Up &amp; Next Steps (10 minutes)</text:h>
      <text:list text:style-name="L12">
        <text:list-item>
          <text:p text:style-name="P21"><text:span text:style-name="Strong_20_Emphasis">Key Takeaways</text:span>: </text:p>
          <text:list>
            <text:list-item>
              <text:p text:style-name="P21"><text:span text:style-name="Source_20_Text">while</text:span> vs. <text:span text:style-name="Source_20_Text">for</text:span>; counters and infinite loops; <text:span text:style-name="Source_20_Text">break</text:span>/<text:span text:style-name="Source_20_Text">continue</text:span>. </text:p>
            </text:list-item>
            <text:list-item>
              <text:p text:style-name="P21">Patterns: greeting loops, counters, factorial, digit sums. </text:p>
            </text:list-item>
          </text:list>
        </text:list-item>
        <text:list-item>
          <text:p text:style-name="P21"><text:span text:style-name="Strong_20_Emphasis">Preview Lecture 4</text:span>: </text:p>
          <text:list>
            <text:list-item>
              <text:p text:style-name="P21">Strings + loops: iterating over characters, “guess-and-check”, binary search. </text:p>
            </text:list-item>
          </text:list>
        </text:list-item>
        <text:list-item>
          <text:p text:style-name="P21"><text:span text:style-name="Strong_20_Emphasis">Homework</text:span>: </text:p>
          <text:list>
            <text:list-item>
              <text:p text:style-name="P21"><text:soft-page-break/>Practice 1 &amp; 2 from “At Home” section. </text:p>
            </text:list-item>
            <text:list-item>
              <text:p text:style-name="P22">Write a loop that prints Fibonacci numbers up to <text:span text:style-name="Source_20_Text">N</text:span>. </text:p>
            </text:list-item>
          </text:list>
        </text:list-item>
      </text:list>
      <text:p text:style-name="Horizontal_20_Line"/>
      <text:p text:style-name="Text_20_body"><text:span text:style-name="Strong_20_Emphasis">Enjoy exploring repetition in code—and remember: loops turn “do things many times” into just a few lines of Python!</text:span></text:p>
      <text:h text:style-name="Heading_20_2" text:outline-level="2">Summary of Solutions</text:h>
      <text:list text:style-name="L13">
        <text:list-item>
          <text:p text:style-name="P23"><text:span text:style-name="Strong_20_Emphasis">Challenge 1</text:span> reads a numeric string, validates with <text:span text:style-name="Source_20_Text">str.isdigit()</text:span>, and uses a dictionary with <text:span text:style-name="Source_20_Text">.get()</text:span> to count and then prints frequencies in sorted order. </text:p>
        </text:list-item>
        <text:list-item>
          <text:p text:style-name="P24"><text:span text:style-name="Strong_20_Emphasis">Challenge 2</text:span> generates a random secret with <text:span text:style-name="Source_20_Text">random.randint()</text:span>, uses a <text:span text:style-name="Source_20_Text">while</text:span> loop limited by attempts, compares guesses via <text:span text:style-name="Source_20_Text">if</text:span>/<text:span text:style-name="Source_20_Text">elif</text:span>/<text:span text:style-name="Source_20_Text">else</text:span>, and handles early exit with <text:span text:style-name="Source_20_Text">break</text:span> plus an <text:span text:style-name="Source_20_Text">else</text:span> on the loop. </text:p>
        </text:list-item>
      </text:list>
      <text:p text:style-name="Horizontal_20_Line"/>
      <text:h text:style-name="Heading_20_2" text:outline-level="2">Challenge 1: Digit Frequency Counter (<text:span text:style-name="Source_20_Text">Challenge1.py</text:span>)</text:h>
      <text:p text:style-name="Preformatted_20_Text"><text:span text:style-name="Source_20_Text">python</text:span></text:p>
      <text:p text:style-name="Preformatted_20_Text"><text:span text:style-name="Source_20_Text">CopyEdit</text:span></text:p>
      <text:p text:style-name="Preformatted_20_Text"><text:span text:style-name="Source_20_Text"># Challenge1.py</text:span></text:p>
      <text:p text:style-name="Preformatted_20_Text"/>
      <text:p text:style-name="Preformatted_20_Text"><text:span text:style-name="Source_20_Text"># 1. Prompt and validate</text:span></text:p>
      <text:p text:style-name="Preformatted_20_Text"><text:span text:style-name="Source_20_Text">num_str = input("Enter a positive integer: ")</text:span></text:p>
      <text:p text:style-name="Preformatted_20_Text"><text:span text:style-name="Source_20_Text">if not num_str.isdigit():</text:span></text:p>
      <text:p text:style-name="Preformatted_20_Text"><text:span text:style-name="Source_20_Text"># Validate all characters are digits :contentReference[oaicite:0]{index=0}</text:span></text:p>
      <text:p text:style-name="Preformatted_20_Text"><text:span text:style-name="Source_20_Text"><text:s text:c="4"/>print("Invalid input. Please enter only digits.")</text:span></text:p>
      <text:p text:style-name="Preformatted_20_Text"><text:span text:style-name="Source_20_Text"><text:s text:c="4"/>exit(1)</text:span></text:p>
      <text:p text:style-name="Preformatted_20_Text"/>
      <text:p text:style-name="Preformatted_20_Text"><text:span text:style-name="Source_20_Text"># 2. Count frequencies</text:span></text:p>
      <text:p text:style-name="Preformatted_20_Text"><text:span text:style-name="Source_20_Text">counts = {}</text:span></text:p>
      <text:p text:style-name="Preformatted_20_Text"><text:span text:style-name="Source_20_Text">for ch in num_str: <text:s text:c="17"/># Iterate over each character :contentReference[oaicite:1]{index=1}</text:span></text:p>
      <text:p text:style-name="Preformatted_20_Text"><text:span text:style-name="Source_20_Text"><text:s text:c="4"/>counts[ch] = counts.get(ch, 0) + 1 <text:s/># Use dict.get() to increment :contentReference[oaicite:2]{index=2}</text:span></text:p>
      <text:p text:style-name="Preformatted_20_Text"/>
      <text:p text:style-name="Preformatted_20_Text"><text:span text:style-name="Source_20_Text"># 3. Print in ascending order</text:span></text:p>
      <text:p text:style-name="Preformatted_20_Text"><text:span text:style-name="Source_20_Text">for digit in sorted(counts): <text:s text:c="7"/># sorted() returns sorted list of keys :contentReference[oaicite:3]{index=3}</text:span></text:p>
      <text:p text:style-name="Preformatted_20_Text"><text:span text:style-name="Source_20_Text"><text:s text:c="4"/>print(f"Digit {digit}: {counts[digit]} time(s)")</text:span></text:p>
      <text:p text:style-name="P5"/>
      <text:p text:style-name="Text_20_body"><text:span text:style-name="Strong_20_Emphasis">Explanation:</text:span></text:p>
      <text:list text:style-name="L14">
        <text:list-item>
          <text:p text:style-name="P25">We use <text:span text:style-name="Source_20_Text">str.isdigit()</text:span> to ensure the user’s input contains only digits (no letters or symbols) <text:a xlink:type="simple" xlink:href="https://stackoverflow.com/questions/72103993/using-isdigit-in-python-to-count-integers-together-and-present-it-using-a-word?utm_source=chatgpt.com" text:style-name="Internet_20_link" text:visited-style-name="Visited_20_Internet_20_Link">Stack Overflow</text:a>. </text:p>
        </text:list-item>
        <text:list-item>
          <text:p text:style-name="P25">A simple <text:span text:style-name="Source_20_Text">for ch in num_str:</text:span> loop visits each character in the string <text:a xlink:type="simple" xlink:href="https://www.studytonight.com/python-programs/counting-the-frequencies-in-a-list-using-dictionary-in-python?utm_source=chatgpt.com" text:style-name="Internet_20_link" text:visited-style-name="Visited_20_Internet_20_Link">Studytonight</text:a>. </text:p>
        </text:list-item>
        <text:list-item>
          <text:p text:style-name="P25">We maintain a <text:span text:style-name="Source_20_Text">counts</text:span> dictionary, using <text:span text:style-name="Source_20_Text">counts.get(ch, 0) + 1</text:span> to tally occurrences without needing an explicit <text:span text:style-name="Source_20_Text">if</text:span>check for existence <text:a xlink:type="simple" xlink:href="https://www.geeksforgeeks.org/counting-the-frequencies-in-a-list-using-dictionary-in-python/?utm_source=chatgpt.com" text:style-name="Internet_20_link" text:visited-style-name="Visited_20_Internet_20_Link">GeeksforGeeks</text:a>. </text:p>
        </text:list-item>
        <text:list-item>
          <text:p text:style-name="P26"><text:soft-page-break/>Finally, <text:span text:style-name="Source_20_Text">sorted(counts)</text:span> gives us the digits in ascending order to print cleanly <text:a xlink:type="simple" xlink:href="https://www.geeksforgeeks.org/number-guessing-game-in-python/?utm_source=chatgpt.com" text:style-name="Internet_20_link" text:visited-style-name="Visited_20_Internet_20_Link">GeeksforGeeks</text:a>. </text:p>
        </text:list-item>
      </text:list>
      <text:p text:style-name="Horizontal_20_Line"/>
      <text:h text:style-name="Heading_20_2" text:outline-level="2">Challenge 2: Guess‑the‑Number Game (<text:span text:style-name="Source_20_Text">Challenge2.py</text:span>)</text:h>
      <text:p text:style-name="Preformatted_20_Text"><text:span text:style-name="Source_20_Text">python</text:span></text:p>
      <text:p text:style-name="Preformatted_20_Text"><text:span text:style-name="Source_20_Text">CopyEdit</text:span></text:p>
      <text:p text:style-name="Preformatted_20_Text"><text:span text:style-name="Source_20_Text"># Challenge2.py</text:span></text:p>
      <text:p text:style-name="Preformatted_20_Text"><text:span text:style-name="Source_20_Text">import random <text:s text:c="23"/># Import random module :contentReference[oaicite:8]{index=8}</text:span></text:p>
      <text:p text:style-name="Preformatted_20_Text"/>
      <text:p text:style-name="Preformatted_20_Text"><text:span text:style-name="Source_20_Text"># 1. Generate secret number</text:span></text:p>
      <text:p text:style-name="Preformatted_20_Text"><text:span text:style-name="Source_20_Text">secret = random.randint(1, 50) <text:s text:c="7"/># Random int between 1 and 50 :contentReference[oaicite:9]{index=9}</text:span></text:p>
      <text:p text:style-name="Preformatted_20_Text"><text:span text:style-name="Source_20_Text">attempts = 0</text:span></text:p>
      <text:p text:style-name="Preformatted_20_Text"><text:span text:style-name="Source_20_Text">max_attempts = 5</text:span></text:p>
      <text:p text:style-name="Preformatted_20_Text"/>
      <text:p text:style-name="Preformatted_20_Text"><text:span text:style-name="Source_20_Text"># 2. Guessing loop</text:span></text:p>
      <text:p text:style-name="Preformatted_20_Text"><text:span text:style-name="Source_20_Text">while attempts &lt; max_attempts: <text:s text:c="7"/># Loop up to max_attempts times :contentReference[oaicite:10]{index=10}</text:span></text:p>
      <text:p text:style-name="Preformatted_20_Text"><text:span text:style-name="Source_20_Text"><text:s text:c="4"/>try:</text:span></text:p>
      <text:p text:style-name="Preformatted_20_Text"><text:span text:style-name="Source_20_Text"><text:s text:c="8"/>guess = int(input(f"Attempt {attempts+1}/{max_attempts}: Your guess? "))</text:span></text:p>
      <text:p text:style-name="Preformatted_20_Text"><text:span text:style-name="Source_20_Text"><text:s text:c="4"/>except ValueError:</text:span></text:p>
      <text:p text:style-name="Preformatted_20_Text"><text:span text:style-name="Source_20_Text"><text:s text:c="8"/>print("Please enter a valid integer.")</text:span></text:p>
      <text:p text:style-name="Preformatted_20_Text"><text:span text:style-name="Source_20_Text"><text:s text:c="8"/>continue</text:span></text:p>
      <text:p text:style-name="Preformatted_20_Text"/>
      <text:p text:style-name="Preformatted_20_Text"><text:span text:style-name="Source_20_Text"><text:s text:c="4"/>attempts += 1</text:span></text:p>
      <text:p text:style-name="Preformatted_20_Text"/>
      <text:p text:style-name="Preformatted_20_Text"><text:span text:style-name="Source_20_Text"><text:s text:c="4"/>if guess == secret:</text:span></text:p>
      <text:p text:style-name="Preformatted_20_Text"><text:span text:style-name="Source_20_Text"><text:s text:c="8"/>print(" Correct! You guessed the number in", attempts, "tries.")</text:span></text:p>
      <text:p text:style-name="Preformatted_20_Text"><text:span text:style-name="Source_20_Text"><text:s text:c="8"/>break <text:s text:c="25"/># Early exit on correct guess :contentReference[oaicite:11]{index=11}</text:span></text:p>
      <text:p text:style-name="Preformatted_20_Text"><text:span text:style-name="Source_20_Text"><text:s text:c="4"/>elif guess &lt; secret:</text:span></text:p>
      <text:p text:style-name="Preformatted_20_Text"><text:span text:style-name="Source_20_Text"><text:s text:c="8"/>print("Too low! Try again.")</text:span></text:p>
      <text:p text:style-name="Preformatted_20_Text"><text:span text:style-name="Source_20_Text"><text:s text:c="4"/>else:</text:span></text:p>
      <text:p text:style-name="Preformatted_20_Text"><text:span text:style-name="Source_20_Text"><text:s text:c="8"/>print("Too high! Try again.")</text:span></text:p>
      <text:p text:style-name="Preformatted_20_Text"><text:span text:style-name="Source_20_Text">else:</text:span></text:p>
      <text:p text:style-name="Preformatted_20_Text"><text:span text:style-name="Source_20_Text"><text:s text:c="4"/># Executes if loop completes without break</text:span></text:p>
      <text:p text:style-name="Preformatted_20_Text"><text:span text:style-name="Source_20_Text"><text:s text:c="4"/>print(" Out of attempts. The number was", secret)</text:span></text:p>
      <text:p text:style-name="P5"/>
      <text:p text:style-name="Text_20_body"><text:span text:style-name="Strong_20_Emphasis">Explanation:</text:span></text:p>
      <text:list text:style-name="L15">
        <text:list-item>
          <text:p text:style-name="P27"><text:span text:style-name="Source_20_Text">random.randint(1, 50)</text:span> picks a secret integer inclusively between 1 and 50 <text:a xlink:type="simple" xlink:href="https://dev.to/balapriya/how-to-code-a-simple-number-guessing-game-in-python-4jai?utm_source=chatgpt.com" text:style-name="Internet_20_link" text:visited-style-name="Visited_20_Internet_20_Link">DEV Community</text:a>. </text:p>
        </text:list-item>
        <text:list-item>
          <text:p text:style-name="P27">A <text:span text:style-name="Source_20_Text">while attempts &lt; max_attempts:</text:span> loop limits the number of trials, incrementing <text:span text:style-name="Source_20_Text">attempts</text:span> each iteration <text:a xlink:type="simple" xlink:href="https://stackoverflow.com/questions/73229062/python-problem-coding-random-number-guessing-game-using-while-loop?utm_source=chatgpt.com" text:style-name="Internet_20_link" text:visited-style-name="Visited_20_Internet_20_Link">Stack Overflow</text:a>. </text:p>
        </text:list-item>
        <text:list-item>
          <text:p text:style-name="P27">We wrap the <text:span text:style-name="Source_20_Text">int(input(...))</text:span> in <text:span text:style-name="Source_20_Text">try/except</text:span> to handle non‑integer entries gracefully (reinforcing I/O practices from Topic 2). </text:p>
        </text:list-item>
        <text:list-item>
          <text:p text:style-name="P27">Conditional branches (<text:span text:style-name="Source_20_Text">if</text:span>/<text:span text:style-name="Source_20_Text">elif</text:span>/<text:span text:style-name="Source_20_Text">else</text:span>) give feedback on whether the guess is too low, too high, or correct <text:a xlink:type="simple" xlink:href="https://www.geeksforgeeks.org/number-guessing-game-in-python/?utm_source=chatgpt.com" text:style-name="Internet_20_link" text:visited-style-name="Visited_20_Internet_20_Link">GeeksforGeeks</text:a>. </text:p>
        </text:list-item>
        <text:list-item>
          <text:p text:style-name="P28"><text:soft-page-break/>Using <text:span text:style-name="Source_20_Text">break</text:span> exits early on success, and the <text:span text:style-name="Source_20_Text">else:</text:span> block on the <text:span text:style-name="Source_20_Text">while</text:span> only runs if no break occurred, revealing the secret number. </text:p>
        </text:list-item>
      </text:list>
      <text:p text:style-name="Horizontal_20_Line"/>
      <text:h text:style-name="Heading_20_3" text:outline-level="3">References</text:h>
      <text:list text:style-name="L16">
        <text:list-item>
          <text:p text:style-name="P29"><text:span text:style-name="Strong_20_Emphasis"><text:span text:style-name="Source_20_Text">sorted()</text:span></text:span> built‑in for sorting dictionary keys: “Python sorted()” <text:a xlink:type="simple" xlink:href="https://www.geeksforgeeks.org/number-guessing-game-in-python/?utm_source=chatgpt.com" text:style-name="Internet_20_link" text:visited-style-name="Visited_20_Internet_20_Link">GeeksforGeeks</text:a> </text:p>
        </text:list-item>
        <text:list-item>
          <text:p text:style-name="P29"><text:span text:style-name="Strong_20_Emphasis"><text:span text:style-name="Source_20_Text">.get()</text:span></text:span> method for dictionary counting: “Counting frequencies using get()” <text:a xlink:type="simple" xlink:href="https://www.geeksforgeeks.org/counting-the-frequencies-in-a-list-using-dictionary-in-python/?utm_source=chatgpt.com" text:style-name="Internet_20_link" text:visited-style-name="Visited_20_Internet_20_Link">GeeksforGeeks</text:a> </text:p>
        </text:list-item>
        <text:list-item>
          <text:p text:style-name="P29"><text:span text:style-name="Strong_20_Emphasis"><text:span text:style-name="Source_20_Text">for x in iterable:</text:span></text:span> loop syntax and semantics: “Counting frequencies in a list” <text:a xlink:type="simple" xlink:href="https://www.studytonight.com/python-programs/counting-the-frequencies-in-a-list-using-dictionary-in-python?utm_source=chatgpt.com" text:style-name="Internet_20_link" text:visited-style-name="Visited_20_Internet_20_Link">Studytonight</text:a> </text:p>
        </text:list-item>
        <text:list-item>
          <text:p text:style-name="P29"><text:span text:style-name="Strong_20_Emphasis"><text:span text:style-name="Source_20_Text">str.isdigit()</text:span></text:span> for input validation: “Using isdigit() in Python” <text:a xlink:type="simple" xlink:href="https://stackoverflow.com/questions/72103993/using-isdigit-in-python-to-count-integers-together-and-present-it-using-a-word?utm_source=chatgpt.com" text:style-name="Internet_20_link" text:visited-style-name="Visited_20_Internet_20_Link">Stack Overflow</text:a> </text:p>
        </text:list-item>
        <text:list-item>
          <text:p text:style-name="P29"><text:span text:style-name="Strong_20_Emphasis"><text:span text:style-name="Source_20_Text">while</text:span></text:span><text:span text:style-name="Strong_20_Emphasis"> loop</text:span> usage with counters: “Number guessing game using while loop” <text:a xlink:type="simple" xlink:href="https://stackoverflow.com/questions/73229062/python-problem-coding-random-number-guessing-game-using-while-loop?utm_source=chatgpt.com" text:style-name="Internet_20_link" text:visited-style-name="Visited_20_Internet_20_Link">Stack Overflow</text:a> </text:p>
        </text:list-item>
        <text:list-item>
          <text:p text:style-name="P29"><text:span text:style-name="Strong_20_Emphasis"><text:span text:style-name="Source_20_Text">random.randint()</text:span></text:span> for random integer: “How to code a simple number guessing game” <text:a xlink:type="simple" xlink:href="https://dev.to/balapriya/how-to-code-a-simple-number-guessing-game-in-python-4jai?utm_source=chatgpt.com" text:style-name="Internet_20_link" text:visited-style-name="Visited_20_Internet_20_Link">DEV Community</text:a> </text:p>
        </text:list-item>
        <text:list-item>
          <text:p text:style-name="P29"><text:span text:style-name="Strong_20_Emphasis"><text:span text:style-name="Source_20_Text">break</text:span></text:span><text:span text:style-name="Strong_20_Emphasis"> and </text:span><text:span text:style-name="Strong_20_Emphasis"><text:span text:style-name="Source_20_Text">else</text:span></text:span> on loops: GeeksforGeeks number guessing example <text:a xlink:type="simple" xlink:href="https://www.geeksforgeeks.org/number-guessing-game-in-python/?utm_source=chatgpt.com" text:style-name="Internet_20_link" text:visited-style-name="Visited_20_Internet_20_Link">GeeksforGeeks</text:a> </text:p>
        </text:list-item>
        <text:list-item>
          <text:p text:style-name="P29"><text:span text:style-name="Strong_20_Emphasis">Branching in loops</text:span> with <text:span text:style-name="Source_20_Text">if</text:span>/<text:span text:style-name="Source_20_Text">elif</text:span>/<text:span text:style-name="Source_20_Text">else</text:span>: GeeksforGeeks <text:a xlink:type="simple" xlink:href="https://www.geeksforgeeks.org/number-guessing-game-in-python/?utm_source=chatgpt.com" text:style-name="Internet_20_link" text:visited-style-name="Visited_20_Internet_20_Link">GeeksforGeeks</text:a> </text:p>
        </text:list-item>
        <text:list-item>
          <text:p text:style-name="P29"><text:span text:style-name="Strong_20_Emphasis">Exception handling</text:span> around input conversion: Python best practices (inspired by multiple sources) <text:a xlink:type="simple" xlink:href="https://stackoverflow.com/questions/73229062/python-problem-coding-random-number-guessing-game-using-while-loop?utm_source=chatgpt.com" text:style-name="Internet_20_link" text:visited-style-name="Visited_20_Internet_20_Link">Stack Overflow</text:a> </text:p>
        </text:list-item>
        <text:list-item>
          <text:p text:style-name="P30"><text:span text:style-name="Strong_20_Emphasis">F‑strings</text:span> for formatted output: Python 3.6+ feature used throughout. </text:p>
        </text:list-item>
      </text:list>
      <text:h text:style-name="Heading_20_1" text:outline-level="1">Hackathon Challenge</text:h>
      <text:h text:style-name="Heading_20_2" text:outline-level="2">## Challenge 1: Counting Vowels in a Sentence</text:h>
      <text:h text:style-name="Heading_20_3" text:outline-level="3">Description</text:h>
      <text:p text:style-name="Text_20_body">Write a function that counts how many vowels (<text:span text:style-name="Source_20_Text">a, e, i, o, u</text:span>, case‑insensitive) appear in a given sentence.</text:p>
      <text:h text:style-name="Heading_20_3" text:outline-level="3">Roles</text:h>
      <text:list text:style-name="L17">
        <text:list-item>
          <text:p text:style-name="P31"><text:span text:style-name="Strong_20_Emphasis">Coder:</text:span> Implement <text:span text:style-name="Source_20_Text">count_vowels(sentence)</text:span> using a <text:span text:style-name="Source_20_Text">for</text:span> loop. </text:p>
        </text:list-item>
        <text:list-item>
          <text:p text:style-name="P31"><text:span text:style-name="Strong_20_Emphasis">Tester:</text:span> Prepare ≥5 test cases (empty string, no vowels, all vowels, mixed case). </text:p>
        </text:list-item>
        <text:list-item>
          <text:p text:style-name="P32"><text:span text:style-name="Strong_20_Emphasis">Presenter:</text:span> Demonstrate the function on sample inputs and explain the loop logic. </text:p>
        </text:list-item>
      </text:list>
      <text:h text:style-name="Heading_20_3" text:outline-level="3">Solution</text:h>
      <text:p text:style-name="Preformatted_20_Text"><text:span text:style-name="Source_20_Text">python</text:span></text:p>
      <text:p text:style-name="Preformatted_20_Text"><text:span text:style-name="Source_20_Text">CopyEdit</text:span></text:p>
      <text:p text:style-name="Preformatted_20_Text"><text:span text:style-name="Source_20_Text"># Challenge 1 solution</text:span></text:p>
      <text:p text:style-name="Preformatted_20_Text"><text:span text:style-name="Source_20_Text">def count_vowels(sentence):</text:span></text:p>
      <text:p text:style-name="Preformatted_20_Text"><text:span text:style-name="Source_20_Text"><text:s text:c="4"/>vowels = set("aeiouAEIOU")</text:span></text:p>
      <text:p text:style-name="Preformatted_20_Text"><text:span text:style-name="Source_20_Text"><text:s text:c="4"/>count = 0</text:span></text:p>
      <text:p text:style-name="Preformatted_20_Text"><text:span text:style-name="Source_20_Text"><text:s text:c="4"/>for ch in sentence: <text:s text:c="13"/># iterate over each character :contentReference[oaicite:0]{index=0}</text:span></text:p>
      <text:p text:style-name="Preformatted_20_Text"><text:soft-page-break/><text:span text:style-name="Source_20_Text"><text:s text:c="8"/>if ch in vowels: <text:s text:c="12"/># membership check in O(1) set :contentReference[oaicite:1]{index=1}</text:span></text:p>
      <text:p text:style-name="Preformatted_20_Text"><text:span text:style-name="Source_20_Text"><text:s text:c="12"/>count += 1</text:span></text:p>
      <text:p text:style-name="Preformatted_20_Text"><text:span text:style-name="Source_20_Text"><text:s text:c="4"/>return count</text:span></text:p>
      <text:p text:style-name="Preformatted_20_Text"/>
      <text:p text:style-name="Preformatted_20_Text"><text:span text:style-name="Source_20_Text"># Example usage</text:span></text:p>
      <text:p text:style-name="Preformatted_20_Text"><text:span text:style-name="Source_20_Text">print(count_vowels("Hello, World!")) <text:s/># 3</text:span></text:p>
      <text:p text:style-name="Preformatted_20_Text"><text:span text:style-name="Source_20_Text">print(count_vowels("")) <text:s text:c="14"/># 0</text:span></text:p>
      <text:p text:style-name="Preformatted_20_Text"><text:span text:style-name="Source_20_Text">print(count_vowels("AEIOUaeiou")) <text:s text:c="4"/># 10</text:span></text:p>
      <text:p text:style-name="P5"/>
      <text:p text:style-name="Text_20_body"><text:span text:style-name="Strong_20_Emphasis">Explanation:</text:span></text:p>
      <text:list text:style-name="L18">
        <text:list-item>
          <text:p text:style-name="P33">We loop directly over the string (<text:span text:style-name="Source_20_Text">for ch in sentence:</text:span>) rather than by index . </text:p>
        </text:list-item>
        <text:list-item>
          <text:p text:style-name="P34">Using a set for vowels ensures fast membership tests (amortized O(1)) . </text:p>
        </text:list-item>
      </text:list>
      <text:p text:style-name="Horizontal_20_Line"/>
      <text:h text:style-name="Heading_20_2" text:outline-level="2">## Challenge 2: Detecting Prime Numbers in a Range</text:h>
      <text:h text:style-name="Heading_20_3" text:outline-level="3">Description</text:h>
      <text:p text:style-name="Text_20_body">Given two integers <text:span text:style-name="Source_20_Text">start</text:span> and <text:span text:style-name="Source_20_Text">end</text:span>, print all primes between them (inclusive).</text:p>
      <text:h text:style-name="Heading_20_3" text:outline-level="3">Roles</text:h>
      <text:list text:style-name="L19">
        <text:list-item>
          <text:p text:style-name="P35"><text:span text:style-name="Strong_20_Emphasis">Coder:</text:span> Implement <text:span text:style-name="Source_20_Text">is_prime(n)</text:span> and loop with <text:span text:style-name="Source_20_Text">for n in range(start, end+1)</text:span>. </text:p>
        </text:list-item>
        <text:list-item>
          <text:p text:style-name="P35"><text:span text:style-name="Strong_20_Emphasis">Tester:</text:span> Verify edge cases (start &gt; end, ranges with no primes, small ranges). </text:p>
        </text:list-item>
        <text:list-item>
          <text:p text:style-name="P36"><text:span text:style-name="Strong_20_Emphasis">Presenter:</text:span> Explain the nested loops and early exit via <text:span text:style-name="Source_20_Text">break</text:span>. </text:p>
        </text:list-item>
      </text:list>
      <text:h text:style-name="Heading_20_3" text:outline-level="3">Solution</text:h>
      <text:p text:style-name="Preformatted_20_Text"><text:span text:style-name="Source_20_Text">python</text:span></text:p>
      <text:p text:style-name="Preformatted_20_Text"><text:span text:style-name="Source_20_Text">CopyEdit</text:span></text:p>
      <text:p text:style-name="Preformatted_20_Text"><text:span text:style-name="Source_20_Text"># Challenge 2 solution</text:span></text:p>
      <text:p text:style-name="Preformatted_20_Text"><text:span text:style-name="Source_20_Text">def is_prime(n):</text:span></text:p>
      <text:p text:style-name="Preformatted_20_Text"><text:span text:style-name="Source_20_Text"><text:s text:c="4"/>if n &lt; 2:</text:span></text:p>
      <text:p text:style-name="Preformatted_20_Text"><text:span text:style-name="Source_20_Text"><text:s text:c="8"/>return False</text:span></text:p>
      <text:p text:style-name="Preformatted_20_Text"><text:span text:style-name="Source_20_Text"><text:s text:c="4"/>for i in range(2, int(n**0.5) + 1): <text:s/># check up to √n :contentReference[oaicite:4]{index=4}</text:span></text:p>
      <text:p text:style-name="Preformatted_20_Text"><text:span text:style-name="Source_20_Text"><text:s text:c="8"/>if n % i == 0:</text:span></text:p>
      <text:p text:style-name="Preformatted_20_Text"><text:span text:style-name="Source_20_Text"><text:s text:c="12"/>return False <text:s text:c="15"/># early exit on composite :contentReference[oaicite:5]{index=5}</text:span></text:p>
      <text:p text:style-name="Preformatted_20_Text"><text:span text:style-name="Source_20_Text"><text:s text:c="4"/>return True</text:span></text:p>
      <text:p text:style-name="Preformatted_20_Text"/>
      <text:p text:style-name="Preformatted_20_Text"><text:span text:style-name="Source_20_Text">def primes_in_range(start, end):</text:span></text:p>
      <text:p text:style-name="Preformatted_20_Text"><text:span text:style-name="Source_20_Text"><text:s text:c="4"/>primes = []</text:span></text:p>
      <text:p text:style-name="Preformatted_20_Text"><text:span text:style-name="Source_20_Text"><text:s text:c="4"/>for n in range(start, end + 1): <text:s text:c="5"/># inclusive range :contentReference[oaicite:6]{index=6}</text:span></text:p>
      <text:p text:style-name="Preformatted_20_Text"><text:span text:style-name="Source_20_Text"><text:s text:c="8"/>if is_prime(n):</text:span></text:p>
      <text:p text:style-name="Preformatted_20_Text"><text:span text:style-name="Source_20_Text"><text:s text:c="12"/>primes.append(n)</text:span></text:p>
      <text:p text:style-name="Preformatted_20_Text"><text:span text:style-name="Source_20_Text"><text:s text:c="4"/>return primes</text:span></text:p>
      <text:p text:style-name="Preformatted_20_Text"/>
      <text:p text:style-name="Preformatted_20_Text"><text:span text:style-name="Source_20_Text"># Example usage</text:span></text:p>
      <text:p text:style-name="Preformatted_20_Text"><text:span text:style-name="Source_20_Text">print(primes_in_range(10, 20)) <text:s/># [11, 13, 17, 19]</text:span></text:p>
      <text:p text:style-name="Preformatted_20_Text"><text:soft-page-break/><text:span text:style-name="Source_20_Text">print(primes_in_range(1, 5)) <text:s text:c="3"/># [2, 3, 5]</text:span></text:p>
      <text:p text:style-name="P5"/>
      <text:p text:style-name="Text_20_body"><text:span text:style-name="Strong_20_Emphasis">Explanation:</text:span></text:p>
      <text:list text:style-name="L20">
        <text:list-item>
          <text:p text:style-name="P37">The inner loop in <text:span text:style-name="Source_20_Text">is_prime</text:span> uses <text:span text:style-name="Source_20_Text">range(2, int(sqrt)+1)</text:span> for efficiency . </text:p>
        </text:list-item>
        <text:list-item>
          <text:p text:style-name="P38">We exit early on finding a divisor with <text:span text:style-name="Source_20_Text">return False</text:span> rather than continuing the loop . </text:p>
        </text:list-item>
      </text:list>
      <text:p text:style-name="Horizontal_20_Line"/>
      <text:h text:style-name="Heading_20_2" text:outline-level="2">## Challenge 3: Guess‑and‑Check with Limited Attempts</text:h>
      <text:h text:style-name="Heading_20_3" text:outline-level="3">Description</text:h>
      <text:p text:style-name="Text_20_body">Hard‑code a secret number between 1–50. Prompt the user up to <text:span text:style-name="Strong_20_Emphasis">5</text:span> times to guess it. After each guess, print “Too low”, “Too high”, or congratulate and exit. If all attempts fail, reveal the secret.</text:p>
      <text:h text:style-name="Heading_20_3" text:outline-level="3">Roles</text:h>
      <text:list text:style-name="L21">
        <text:list-item>
          <text:p text:style-name="P39"><text:span text:style-name="Strong_20_Emphasis">Coder:</text:span> Write a <text:span text:style-name="Source_20_Text">while</text:span> loop controlling attempts and branching on guess comparison. </text:p>
        </text:list-item>
        <text:list-item>
          <text:p text:style-name="P39"><text:span text:style-name="Strong_20_Emphasis">Tester:</text:span> Simulate correct and incorrect guess sequences; test boundary guesses. </text:p>
        </text:list-item>
        <text:list-item>
          <text:p text:style-name="P40"><text:span text:style-name="Strong_20_Emphasis">Presenter:</text:span> Walk through loop flow and the <text:span text:style-name="Source_20_Text">else:</text:span> clause on the <text:span text:style-name="Source_20_Text">while</text:span>. </text:p>
        </text:list-item>
      </text:list>
      <text:h text:style-name="Heading_20_3" text:outline-level="3">Solution</text:h>
      <text:p text:style-name="Preformatted_20_Text"><text:span text:style-name="Source_20_Text">python</text:span></text:p>
      <text:p text:style-name="Preformatted_20_Text"><text:span text:style-name="Source_20_Text">CopyEdit</text:span></text:p>
      <text:p text:style-name="Preformatted_20_Text"><text:span text:style-name="Source_20_Text"># Challenge 3 solution</text:span></text:p>
      <text:p text:style-name="Preformatted_20_Text"><text:span text:style-name="Source_20_Text">secret = 37</text:span></text:p>
      <text:p text:style-name="Preformatted_20_Text"><text:span text:style-name="Source_20_Text">attempts = 0</text:span></text:p>
      <text:p text:style-name="Preformatted_20_Text"><text:span text:style-name="Source_20_Text">max_attempts = 5</text:span></text:p>
      <text:p text:style-name="Preformatted_20_Text"/>
      <text:p text:style-name="Preformatted_20_Text"><text:span text:style-name="Source_20_Text">while attempts &lt; max_attempts: <text:s text:c="7"/># limit attempts :contentReference[oaicite:9]{index=9}</text:span></text:p>
      <text:p text:style-name="Preformatted_20_Text"><text:span text:style-name="Source_20_Text"><text:s text:c="4"/>guess = int(input(f"Attempt {attempts+1}/{max_attempts}: "))</text:span></text:p>
      <text:p text:style-name="Preformatted_20_Text"><text:span text:style-name="Source_20_Text"><text:s text:c="4"/>attempts += 1</text:span></text:p>
      <text:p text:style-name="Preformatted_20_Text"><text:span text:style-name="Source_20_Text"><text:s text:c="4"/>if guess == secret:</text:span></text:p>
      <text:p text:style-name="Preformatted_20_Text"><text:span text:style-name="Source_20_Text"><text:s text:c="8"/>print("🎉 Correct! You found the secret.")</text:span></text:p>
      <text:p text:style-name="Preformatted_20_Text"><text:span text:style-name="Source_20_Text"><text:s text:c="8"/>break <text:s text:c="23"/># exit loop on success :contentReference[oaicite:10]{index=10}</text:span></text:p>
      <text:p text:style-name="Preformatted_20_Text"><text:span text:style-name="Source_20_Text"><text:s text:c="4"/>elif guess &lt; secret:</text:span></text:p>
      <text:p text:style-name="Preformatted_20_Text"><text:span text:style-name="Source_20_Text"><text:s text:c="8"/>print("Too low! Try again.")</text:span></text:p>
      <text:p text:style-name="Preformatted_20_Text"><text:span text:style-name="Source_20_Text"><text:s text:c="4"/>else:</text:span></text:p>
      <text:p text:style-name="Preformatted_20_Text"><text:span text:style-name="Source_20_Text"><text:s text:c="8"/>print("Too high! Try again.")</text:span></text:p>
      <text:p text:style-name="Preformatted_20_Text"><text:span text:style-name="Source_20_Text">else:</text:span></text:p>
      <text:p text:style-name="Preformatted_20_Text"><text:span text:style-name="Source_20_Text"><text:s text:c="4"/>print(f"Sorry, the secret was {secret}.")</text:span></text:p>
      <text:p text:style-name="P5"/>
      <text:p text:style-name="Text_20_body"><text:span text:style-name="Strong_20_Emphasis">Explanation:</text:span></text:p>
      <text:list text:style-name="L22">
        <text:list-item>
          <text:p text:style-name="P41">The <text:span text:style-name="Source_20_Text">while…else</text:span> executes the <text:span text:style-name="Source_20_Text">else</text:span> block only if no <text:span text:style-name="Source_20_Text">break</text:span> occurred . </text:p>
        </text:list-item>
        <text:list-item>
          <text:p text:style-name="P42">We increment <text:span text:style-name="Source_20_Text">attempts</text:span> each iteration to avoid infinite loops . </text:p>
        </text:list-item>
      </text:list>
      <text:p text:style-name="Horizontal_20_Line"/>
      <text:h text:style-name="Heading_20_2" text:outline-level="2"><text:soft-page-break/>## Challenge 4: Nested Loops for Pattern Printing</text:h>
      <text:h text:style-name="Heading_20_3" text:outline-level="3">Description</text:h>
      <text:p text:style-name="Text_20_body">Print a multiplication table up to <text:span text:style-name="Strong_20_Emphasis">n × m</text:span> (e.g., n=4, m=5), formatting as a grid.</text:p>
      <text:h text:style-name="Heading_20_3" text:outline-level="3">Roles</text:h>
      <text:list text:style-name="L23">
        <text:list-item>
          <text:p text:style-name="P43"><text:span text:style-name="Strong_20_Emphasis">Coder:</text:span> Use nested <text:span text:style-name="Source_20_Text">for</text:span> loops; format output with f‑strings. </text:p>
        </text:list-item>
        <text:list-item>
          <text:p text:style-name="P43"><text:span text:style-name="Strong_20_Emphasis">Tester:</text:span> Check for various table sizes (1×1, 3×3, 4×7). </text:p>
        </text:list-item>
        <text:list-item>
          <text:p text:style-name="P44"><text:span text:style-name="Strong_20_Emphasis">Presenter:</text:span> Demonstrate row and column iteration and explain nested flow. </text:p>
        </text:list-item>
      </text:list>
      <text:h text:style-name="Heading_20_3" text:outline-level="3">Solution</text:h>
      <text:p text:style-name="Preformatted_20_Text"><text:span text:style-name="Source_20_Text">python</text:span></text:p>
      <text:p text:style-name="Preformatted_20_Text"><text:span text:style-name="Source_20_Text">CopyEdit</text:span></text:p>
      <text:p text:style-name="Preformatted_20_Text"><text:span text:style-name="Source_20_Text"># Challenge 4 solution</text:span></text:p>
      <text:p text:style-name="Preformatted_20_Text"><text:span text:style-name="Source_20_Text">def multiplication_table(n, m):</text:span></text:p>
      <text:p text:style-name="Preformatted_20_Text"><text:span text:style-name="Source_20_Text"><text:s text:c="4"/>for i in range(1, n+1): <text:s text:c="14"/># rows :contentReference[oaicite:13]{index=13}</text:span></text:p>
      <text:p text:style-name="Preformatted_20_Text"><text:span text:style-name="Source_20_Text"><text:s text:c="8"/>row = []</text:span></text:p>
      <text:p text:style-name="Preformatted_20_Text"><text:span text:style-name="Source_20_Text"><text:s text:c="8"/>for j in range(1, m+1): <text:s text:c="10"/># columns :contentReference[oaicite:14]{index=14}</text:span></text:p>
      <text:p text:style-name="Preformatted_20_Text"><text:span text:style-name="Source_20_Text"><text:s text:c="12"/>row.append(f"{i*j:3}") <text:s text:c="7"/># width=3 for alignment</text:span></text:p>
      <text:p text:style-name="Preformatted_20_Text"><text:span text:style-name="Source_20_Text"><text:s text:c="8"/>print(" ".join(row))</text:span></text:p>
      <text:p text:style-name="Preformatted_20_Text"/>
      <text:p text:style-name="Preformatted_20_Text"><text:span text:style-name="Source_20_Text"># Example usage</text:span></text:p>
      <text:p text:style-name="Preformatted_20_Text"><text:span text:style-name="Source_20_Text">multiplication_table(4, 5)</text:span></text:p>
      <text:p text:style-name="P5"/>
      <text:p text:style-name="Text_20_body"><text:span text:style-name="Strong_20_Emphasis">Expected output:</text:span></text:p>
      <text:p text:style-name="Preformatted_20_Text"><text:span text:style-name="Source_20_Text">CopyEdit</text:span></text:p>
      <text:p text:style-name="Preformatted_20_Text"><text:span text:style-name="Source_20_Text"><text:s text:c="2"/>1 <text:s text:c="2"/>2 <text:s text:c="2"/>3 <text:s text:c="2"/>4 <text:s text:c="2"/>5</text:span></text:p>
      <text:p text:style-name="Preformatted_20_Text"><text:span text:style-name="Source_20_Text"><text:s text:c="2"/>2 <text:s text:c="2"/>4 <text:s text:c="2"/>6 <text:s text:c="2"/>8 <text:s/>10</text:span></text:p>
      <text:p text:style-name="Preformatted_20_Text"><text:span text:style-name="Source_20_Text"><text:s text:c="2"/>3 <text:s text:c="2"/>6 <text:s text:c="2"/>9 <text:s/>12 <text:s/>15</text:span></text:p>
      <text:p text:style-name="Preformatted_20_Text"><text:span text:style-name="Source_20_Text"><text:s text:c="2"/>4 <text:s text:c="2"/>8 <text:s/>12 <text:s/>16 <text:s/>20</text:span></text:p>
      <text:p text:style-name="P5"/>
      <text:p text:style-name="Text_20_body"><text:span text:style-name="Strong_20_Emphasis">Explanation:</text:span></text:p>
      <text:list text:style-name="L24">
        <text:list-item>
          <text:p text:style-name="P45">Outer loop iterates rows (<text:span text:style-name="Source_20_Text">i</text:span>), inner loop iterates columns (<text:span text:style-name="Source_20_Text">j</text:span>) . </text:p>
        </text:list-item>
        <text:list-item>
          <text:p text:style-name="P46">We use f‑strings to align each cell to width 3 . </text:p>
        </text:list-item>
      </text:list>
      <text:p text:style-name="Horizontal_20_Line"/>
      <text:h text:style-name="Heading_20_3" text:outline-level="3">Citations</text:h>
      <text:list text:style-name="L25">
        <text:list-item>
          <text:p text:style-name="P47">Python Docs, <text:span text:style-name="Emphasis">for statements</text:span> </text:p>
        </text:list-item>
        <text:list-item>
          <text:p text:style-name="P47">Python Docs, <text:span text:style-name="Emphasis">iterating over sequences</text:span> </text:p>
        </text:list-item>
        <text:list-item>
          <text:p text:style-name="P47">GeeksforGeeks, <text:span text:style-name="Emphasis">Python set membership</text:span> </text:p>
        </text:list-item>
        <text:list-item>
          <text:p text:style-name="P47">GeeksforGeeks, <text:span text:style-name="Emphasis">Prime checking up to sqrt(n)</text:span> </text:p>
        </text:list-item>
        <text:list-item>
          <text:p text:style-name="P47">StackOverflow, <text:span text:style-name="Emphasis">Early exit in loops</text:span> </text:p>
        </text:list-item>
        <text:list-item>
          <text:p text:style-name="P47"><text:soft-page-break/>Python Docs, <text:span text:style-name="Emphasis">range() function</text:span> </text:p>
        </text:list-item>
        <text:list-item>
          <text:p text:style-name="P47">W3Schools, <text:span text:style-name="Emphasis">while loop syntax</text:span> </text:p>
        </text:list-item>
        <text:list-item>
          <text:p text:style-name="P47">Real Python, <text:span text:style-name="Emphasis">while…else in Python</text:span> </text:p>
        </text:list-item>
        <text:list-item>
          <text:p text:style-name="P47">W3Schools, <text:span text:style-name="Emphasis">nested loops in Python</text:span> </text:p>
        </text:list-item>
        <text:list-item>
          <text:p text:style-name="P48">Real Python, <text:span text:style-name="Emphasis">Formatted string literals (f-strings)</text:span> </text:p>
        </text:list-item>
      </text:list>
      <text:h text:style-name="Heading_20_1" text:outline-level="1">Final Project : T<text:span text:style-name="Strong_20_Emphasis">ext Analyzer &amp; Number Converter App</text:span></text:h>
      <text:p text:style-name="Text_20_body">This <text:span text:style-name="Strong_20_Emphasis">Individual Final Project</text:span> asks each student to design and implement a <text:span text:style-name="Strong_20_Emphasis">“Text Analyzer &amp; Number Converter”</text:span> in Python, showcasing mastery of iteration concepts: <text:span text:style-name="Source_20_Text">for</text:span> and <text:span text:style-name="Source_20_Text">while</text:span> loops, nested loops, loop control (<text:span text:style-name="Source_20_Text">break</text:span>/<text:span text:style-name="Source_20_Text">continue</text:span>), Boolean flags, and sequence processing. Students will process user input strings, count and categorize characters, search for patterns, compute numeric statistics, and convert numbers into binary. The project is comprehensive—covering all major iteration patterns from Topics 1–3—and will be submitted via a GitHub classroom repository.</text:p>
      <text:p text:style-name="Horizontal_20_Line"/>
      <text:h text:style-name="Heading_20_2" text:outline-level="2">## Project Description</text:h>
      <text:p text:style-name="Text_20_body">Build a command‑line Python application named <text:span text:style-name="Source_20_Text">analyzer.py</text:span> that:</text:p>
      <text:list text:style-name="L26">
        <text:list-item>
          <text:p text:style-name="P49"><text:span text:style-name="Strong_20_Emphasis">String Analysis</text:span> </text:p>
          <text:list>
            <text:list-item>
              <text:p text:style-name="P49"><text:span text:style-name="Strong_20_Emphasis">Counts</text:span>: total characters, vowels, consonants, digits, and punctuation. </text:p>
            </text:list-item>
            <text:list-item>
              <text:p text:style-name="P49"><text:span text:style-name="Strong_20_Emphasis">Detects</text:span>: the first and last occurrence of a user‑supplied substring. </text:p>
            </text:list-item>
            <text:list-item>
              <text:p text:style-name="P49"><text:span text:style-name="Strong_20_Emphasis">Lists</text:span>: all unique words (case‑insensitive), sorted alphabetically. </text:p>
            </text:list-item>
          </text:list>
        </text:list-item>
        <text:list-item>
          <text:p text:style-name="P49"><text:span text:style-name="Strong_20_Emphasis">Numeric Statistics</text:span> </text:p>
          <text:list>
            <text:list-item>
              <text:p text:style-name="P49"><text:span text:style-name="Strong_20_Emphasis">Accepts</text:span> a comma‑separated list of integers from the user. </text:p>
            </text:list-item>
            <text:list-item>
              <text:p text:style-name="P49"><text:span text:style-name="Strong_20_Emphasis">Computes</text:span>: sum, average (mean), minimum, and maximum using loops (no built‑ins like <text:span text:style-name="Source_20_Text">sum()</text:span>). </text:p>
            </text:list-item>
            <text:list-item>
              <text:p text:style-name="P49"><text:span text:style-name="Strong_20_Emphasis">Flags</text:span>: numbers divisible by 3 or 5, printing them with a label. </text:p>
            </text:list-item>
          </text:list>
        </text:list-item>
        <text:list-item>
          <text:p text:style-name="P49"><text:span text:style-name="Strong_20_Emphasis">Binary Converter</text:span> </text:p>
          <text:list>
            <text:list-item>
              <text:p text:style-name="P49"><text:span text:style-name="Strong_20_Emphasis">Prompts</text:span> the user for a positive or negative integer. </text:p>
            </text:list-item>
            <text:list-item>
              <text:p text:style-name="P49"><text:span text:style-name="Strong_20_Emphasis">Converts</text:span> it to binary using the remainder‑division method (<text:span text:style-name="Source_20_Text">while</text:span> loop), handling sign. </text:p>
            </text:list-item>
            <text:list-item>
              <text:p text:style-name="P49"><text:span text:style-name="Strong_20_Emphasis">Displays</text:span> the binary string. </text:p>
            </text:list-item>
          </text:list>
        </text:list-item>
        <text:list-item>
          <text:p text:style-name="P49"><text:span text:style-name="Strong_20_Emphasis">Menu &amp; Loop Control</text:span> </text:p>
          <text:list>
            <text:list-item>
              <text:p text:style-name="P49">Presents a <text:span text:style-name="Strong_20_Emphasis">menu</text:span> to the user to choose any of the above functions or exit. </text:p>
            </text:list-item>
            <text:list-item>
              <text:p text:style-name="P50">Uses a <text:span text:style-name="Source_20_Text">while True:</text:span> loop with <text:span text:style-name="Source_20_Text">break</text:span>/<text:span text:style-name="Source_20_Text">continue</text:span> to manage the menu. </text:p>
            </text:list-item>
          </text:list>
        </text:list-item>
      </text:list>
      <text:p text:style-name="Horizontal_20_Line"/>
      <text:h text:style-name="Heading_20_2" text:outline-level="2"><text:soft-page-break/>## Learning Objectives</text:h>
      <text:list text:style-name="L27">
        <text:list-item>
          <text:p text:style-name="P51"><text:span text:style-name="Strong_20_Emphasis">Apply</text:span> <text:span text:style-name="Source_20_Text">for</text:span> loops to iterate over strings, lists, and ranges <text:a xlink:type="simple" xlink:href="https://realpython.com/python-for-loop/?utm_source=chatgpt.com" text:style-name="Internet_20_link" text:visited-style-name="Visited_20_Internet_20_Link">Real Python</text:a>. </text:p>
        </text:list-item>
        <text:list-item>
          <text:p text:style-name="P51"><text:span text:style-name="Strong_20_Emphasis">Use</text:span> <text:span text:style-name="Source_20_Text">while</text:span> loops for conditional repetition and number conversion <text:a xlink:type="simple" xlink:href="https://openbookproject.net/thinkcs/python/english3e/iteration.html?utm_source=chatgpt.com" text:style-name="Internet_20_link" text:visited-style-name="Visited_20_Internet_20_Link">openbookproject.net</text:a>. </text:p>
        </text:list-item>
        <text:list-item>
          <text:p text:style-name="P51"><text:span text:style-name="Strong_20_Emphasis">Employ</text:span> <text:span text:style-name="Source_20_Text">break</text:span> and <text:span text:style-name="Source_20_Text">continue</text:span> to control loop flow <text:a xlink:type="simple" xlink:href="https://www.geeksforgeeks.org/loops-in-python/?utm_source=chatgpt.com" text:style-name="Internet_20_link" text:visited-style-name="Visited_20_Internet_20_Link">GeeksforGeeks</text:a>. </text:p>
        </text:list-item>
        <text:list-item>
          <text:p text:style-name="P51"><text:span text:style-name="Strong_20_Emphasis">Implement</text:span> nested loops for complex tasks (e.g., word extraction). </text:p>
        </text:list-item>
        <text:list-item>
          <text:p text:style-name="P51"><text:span text:style-name="Strong_20_Emphasis">Manage</text:span> Boolean flags to detect conditions (e.g., substring found). </text:p>
        </text:list-item>
        <text:list-item>
          <text:p text:style-name="P52"><text:span text:style-name="Strong_20_Emphasis">Practice</text:span> input/output and robust error handling. </text:p>
        </text:list-item>
      </text:list>
      <text:p text:style-name="Horizontal_20_Line"/>
      <text:h text:style-name="Heading_20_2" text:outline-level="2">## Requirements &amp; Constraints</text:h>
      <text:list text:style-name="L28">
        <text:list-item>
          <text:p text:style-name="P53"><text:span text:style-name="Strong_20_Emphasis">No use of built‑in aggregators</text:span>: you must implement your own loops for counting and summing (no <text:span text:style-name="Source_20_Text">sum()</text:span>, <text:span text:style-name="Source_20_Text">min()</text:span>, <text:span text:style-name="Source_20_Text">max()</text:span>, or <text:span text:style-name="Source_20_Text">count()</text:span> methods) <text:a xlink:type="simple" xlink:href="https://pynative.com/python-if-else-and-for-loop-exercise-with-solutions/?utm_source=chatgpt.com" text:style-name="Internet_20_link" text:visited-style-name="Visited_20_Internet_20_Link">PYnative</text:a>. </text:p>
        </text:list-item>
        <text:list-item>
          <text:p text:style-name="P53"><text:span text:style-name="Strong_20_Emphasis">String processing</text:span>: use both index‑based (<text:span text:style-name="Source_20_Text">range(len(s))</text:span>) and direct (<text:span text:style-name="Source_20_Text">for ch in s</text:span>) loops at least once each <text:a xlink:type="simple" xlink:href="https://realpython.com/python-for-loop/?utm_source=chatgpt.com" text:style-name="Internet_20_link" text:visited-style-name="Visited_20_Internet_20_Link">Real Python</text:a>. </text:p>
        </text:list-item>
        <text:list-item>
          <text:p text:style-name="P53"><text:span text:style-name="Strong_20_Emphasis">Modular code</text:span>: separate functionality into functions: </text:p>
          <text:list>
            <text:list-item>
              <text:p text:style-name="P53"><text:span text:style-name="Source_20_Text">analyze_text(s: str) -&gt; dict</text:span> </text:p>
            </text:list-item>
            <text:list-item>
              <text:p text:style-name="P53"><text:span text:style-name="Source_20_Text">stats_numbers(nums: list[int]) -&gt; dict</text:span> </text:p>
            </text:list-item>
            <text:list-item>
              <text:p text:style-name="P53"><text:span text:style-name="Source_20_Text">to_binary(n: int) -&gt; str</text:span> </text:p>
            </text:list-item>
            <text:list-item>
              <text:p text:style-name="P53"><text:span text:style-name="Source_20_Text">main_menu()</text:span>: drives the program loop. </text:p>
            </text:list-item>
          </text:list>
        </text:list-item>
        <text:list-item>
          <text:p text:style-name="P53"><text:span text:style-name="Strong_20_Emphasis">Input validation</text:span>: reject invalid inputs with error messages and re‑prompt. </text:p>
        </text:list-item>
        <text:list-item>
          <text:p text:style-name="P53"><text:span text:style-name="Strong_20_Emphasis">Documentation</text:span>: include docstrings for every function and inline comments for loop logic <text:a xlink:type="simple" xlink:href="https://www.geeksforgeeks.org/loops-in-python/?utm_source=chatgpt.com" text:style-name="Internet_20_link" text:visited-style-name="Visited_20_Internet_20_Link">GeeksforGeeks</text:a>. </text:p>
        </text:list-item>
        <text:list-item>
          <text:p text:style-name="P54"><text:span text:style-name="Strong_20_Emphasis">Style</text:span>: adhere to PEP 8 style guidelines; use meaningful variable names <text:a xlink:type="simple" xlink:href="https://www.geeksforgeeks.org/loops-in-python/?utm_source=chatgpt.com" text:style-name="Internet_20_link" text:visited-style-name="Visited_20_Internet_20_Link">GeeksforGeeks</text:a>. </text:p>
        </text:list-item>
      </text:list>
      <text:p text:style-name="Horizontal_20_Line"/>
      <text:h text:style-name="Heading_20_2" text:outline-level="2">## Deliverables</text:h>
      <text:list text:style-name="L29">
        <text:list-item>
          <text:p text:style-name="P55"><text:span text:style-name="Strong_20_Emphasis"><text:span text:style-name="Source_20_Text">analyzer.py</text:span></text:span>: the project source file. </text:p>
        </text:list-item>
        <text:list-item>
          <text:p text:style-name="P55"><text:span text:style-name="Strong_20_Emphasis"><text:span text:style-name="Source_20_Text">README.md</text:span></text:span> in the root of your GitHub folder: </text:p>
          <text:list>
            <text:list-item>
              <text:p text:style-name="P55">Brief project overview. </text:p>
            </text:list-item>
            <text:list-item>
              <text:p text:style-name="P55">Instructions for running (e.g., <text:span text:style-name="Source_20_Text">python analyzer.py</text:span>). </text:p>
            </text:list-item>
            <text:list-item>
              <text:p text:style-name="P55">Sample input/output transcript. </text:p>
            </text:list-item>
          </text:list>
        </text:list-item>
        <text:list-item>
          <text:p text:style-name="P55"><text:span text:style-name="Strong_20_Emphasis">Commit history</text:span>: at least <text:span text:style-name="Strong_20_Emphasis">5 meaningful commits</text:span> demonstrating incremental development. </text:p>
        </text:list-item>
        <text:list-item>
          <text:p text:style-name="P56"><text:span text:style-name="Strong_20_Emphasis">GitHub Pull Request</text:span>: open against the class repo under <text:span text:style-name="Source_20_Text">Topic3/FinalProject/&lt;YourUsername&gt;/</text:span>. </text:p>
        </text:list-item>
      </text:list>
      <text:p text:style-name="Horizontal_20_Line"/>
      <text:h text:style-name="Heading_20_2" text:outline-level="2"><text:soft-page-break/>## Grading Rubric</text:h>
      <table:table table:name="Table1" table:style-name="Table1">
        <table:table-column table:style-name="Table1.A"/>
        <table:table-column table:style-name="Table1.B"/>
        <table:table-header-rows>
          <table:table-row>
            <table:table-cell table:style-name="Table1.A1" office:value-type="string">
              <text:p text:style-name="Table_20_Heading">Criteria</text:p>
            </table:table-cell>
            <table:table-cell table:style-name="Table1.A1" office:value-type="string">
              <text:p text:style-name="Table_20_Heading">Points</text:p>
            </table:table-cell>
          </table:table-row>
        </table:table-header-rows>
        <table:table-row>
          <table:table-cell table:style-name="Table1.A1" office:value-type="string">
            <text:p text:style-name="Table_20_Contents"><text:span text:style-name="Strong_20_Emphasis">Functionality</text:span>: all required features</text:p>
          </table:table-cell>
          <table:table-cell table:style-name="Table1.A1" office:value-type="string">
            <text:p text:style-name="Table_20_Contents">40</text:p>
          </table:table-cell>
        </table:table-row>
        <table:table-row>
          <table:table-cell table:style-name="Table1.A1" office:value-type="string">
            <text:p text:style-name="Table_20_Contents"><text:span text:style-name="Strong_20_Emphasis">Correct Use of Loops</text:span>: variety of loops</text:p>
          </table:table-cell>
          <table:table-cell table:style-name="Table1.A1" office:value-type="string">
            <text:p text:style-name="Table_20_Contents">20</text:p>
          </table:table-cell>
        </table:table-row>
        <table:table-row>
          <table:table-cell table:style-name="Table1.A1" office:value-type="string">
            <text:p text:style-name="Table_20_Contents"><text:span text:style-name="Strong_20_Emphasis">Code Quality &amp; Documentation</text:span></text:p>
          </table:table-cell>
          <table:table-cell table:style-name="Table1.A1" office:value-type="string">
            <text:p text:style-name="Table_20_Contents">15</text:p>
          </table:table-cell>
        </table:table-row>
        <table:table-row>
          <table:table-cell table:style-name="Table1.A1" office:value-type="string">
            <text:p text:style-name="Table_20_Contents"><text:span text:style-name="Strong_20_Emphasis">Input Validation &amp; Error Handling</text:span></text:p>
          </table:table-cell>
          <table:table-cell table:style-name="Table1.A1" office:value-type="string">
            <text:p text:style-name="Table_20_Contents">10</text:p>
          </table:table-cell>
        </table:table-row>
        <table:table-row>
          <table:table-cell table:style-name="Table1.A1" office:value-type="string">
            <text:p text:style-name="Table_20_Contents"><text:span text:style-name="Strong_20_Emphasis">Commit History &amp; Git Usage</text:span></text:p>
          </table:table-cell>
          <table:table-cell table:style-name="Table1.A1" office:value-type="string">
            <text:p text:style-name="Table_20_Contents">10</text:p>
          </table:table-cell>
        </table:table-row>
        <table:table-row>
          <table:table-cell table:style-name="Table1.A1" office:value-type="string">
            <text:p text:style-name="Table_20_Contents"><text:span text:style-name="Strong_20_Emphasis">README Clarity</text:span></text:p>
          </table:table-cell>
          <table:table-cell table:style-name="Table1.A1" office:value-type="string">
            <text:p text:style-name="Table_20_Contents">5</text:p>
          </table:table-cell>
        </table:table-row>
      </table:table>
      <text:p text:style-name="Horizontal_20_Line"/>
      <text:h text:style-name="Heading_20_2" text:outline-level="2">## Sample Solution Outline</text:h>
      <text:p text:style-name="Preformatted_20_Text"><text:span text:style-name="Source_20_Text">python</text:span></text:p>
      <text:p text:style-name="Preformatted_20_Text"><text:span text:style-name="Source_20_Text">CopyEdit</text:span></text:p>
      <text:p text:style-name="Preformatted_20_Text"><text:span text:style-name="Source_20_Text"># analyzer.py</text:span></text:p>
      <text:p text:style-name="Preformatted_20_Text"/>
      <text:p text:style-name="Preformatted_20_Text"><text:span text:style-name="Source_20_Text">def analyze_text(s):</text:span></text:p>
      <text:p text:style-name="Preformatted_20_Text"><text:span text:style-name="Source_20_Text"><text:s text:c="4"/>"""Return dict with counts: chars, vowels, consonants, digits, punctuation."""</text:span></text:p>
      <text:p text:style-name="Preformatted_20_Text"><text:span text:style-name="Source_20_Text"><text:s text:c="4"/>import string</text:span></text:p>
      <text:p text:style-name="Preformatted_20_Text"><text:span text:style-name="Source_20_Text"><text:s text:c="4"/>vowels = set("aeiouAEIOU")</text:span></text:p>
      <text:p text:style-name="Preformatted_20_Text"><text:span text:style-name="Source_20_Text"><text:s text:c="4"/>counts = {"chars":0, "vowels":0, "consonants":0, "digits":0, "punct":0}</text:span></text:p>
      <text:p text:style-name="Preformatted_20_Text"><text:span text:style-name="Source_20_Text"><text:s text:c="4"/>for ch in s: <text:s text:c="32"/># direct iteration :contentReference[oaicite:7]{index=7}</text:span></text:p>
      <text:p text:style-name="Preformatted_20_Text"><text:span text:style-name="Source_20_Text"><text:s text:c="8"/>counts["chars"] += 1</text:span></text:p>
      <text:p text:style-name="Preformatted_20_Text"><text:span text:style-name="Source_20_Text"><text:s text:c="8"/>if ch.isdigit(): <text:s text:c="24"/># using string methods</text:span></text:p>
      <text:p text:style-name="Preformatted_20_Text"><text:span text:style-name="Source_20_Text"><text:s text:c="12"/>counts["digits"] += 1</text:span></text:p>
      <text:p text:style-name="Preformatted_20_Text"><text:span text:style-name="Source_20_Text"><text:s text:c="8"/>elif ch in string.punctuation:</text:span></text:p>
      <text:p text:style-name="Preformatted_20_Text"><text:span text:style-name="Source_20_Text"><text:s text:c="12"/>counts["punct"] += 1</text:span></text:p>
      <text:p text:style-name="Preformatted_20_Text"><text:span text:style-name="Source_20_Text"><text:s text:c="8"/>elif ch in vowels:</text:span></text:p>
      <text:p text:style-name="Preformatted_20_Text"><text:span text:style-name="Source_20_Text"><text:s text:c="12"/>counts["vowels"] += 1</text:span></text:p>
      <text:p text:style-name="Preformatted_20_Text"><text:span text:style-name="Source_20_Text"><text:s text:c="8"/>elif ch.isalpha():</text:span></text:p>
      <text:p text:style-name="Preformatted_20_Text"><text:span text:style-name="Source_20_Text"><text:s text:c="12"/>counts["consonants"] += 1</text:span></text:p>
      <text:p text:style-name="Preformatted_20_Text"><text:span text:style-name="Source_20_Text"><text:s text:c="4"/>return counts</text:span></text:p>
      <text:p text:style-name="Preformatted_20_Text"/>
      <text:p text:style-name="Preformatted_20_Text"><text:span text:style-name="Source_20_Text">def stats_numbers(nums):</text:span></text:p>
      <text:p text:style-name="Preformatted_20_Text"><text:span text:style-name="Source_20_Text"><text:s text:c="4"/>"""Compute sum, avg, min, max, and flag divisible by 3 or 5."""</text:span></text:p>
      <text:p text:style-name="Preformatted_20_Text"><text:span text:style-name="Source_20_Text"><text:s text:c="4"/>total = 0</text:span></text:p>
      <text:p text:style-name="Preformatted_20_Text"><text:span text:style-name="Source_20_Text"><text:s text:c="4"/>minimum = nums[0]</text:span></text:p>
      <text:p text:style-name="Preformatted_20_Text"><text:span text:style-name="Source_20_Text"><text:s text:c="4"/>maximum = nums[0]</text:span></text:p>
      <text:p text:style-name="Preformatted_20_Text"><text:span text:style-name="Source_20_Text"><text:s text:c="4"/>div3or5 = []</text:span></text:p>
      <text:p text:style-name="Preformatted_20_Text"><text:span text:style-name="Source_20_Text"><text:s text:c="4"/>for n in nums: <text:s text:c="28"/># for‑loop over list </text:span></text:p>
      <text:p text:style-name="Preformatted_20_Text"><text:span text:style-name="Source_20_Text"><text:s text:c="8"/>if n &lt; minimum: minimum = n</text:span></text:p>
      <text:p text:style-name="Preformatted_20_Text"><text:span text:style-name="Source_20_Text"><text:s text:c="8"/>if n &gt; maximum: maximum = n</text:span></text:p>
      <text:p text:style-name="Preformatted_20_Text"><text:span text:style-name="Source_20_Text"><text:s text:c="8"/>if (n % 3 == 0) or (n % 5 == 0): <text:s text:c="8"/># boolean flags</text:span></text:p>
      <text:p text:style-name="Preformatted_20_Text"><text:span text:style-name="Source_20_Text"><text:s text:c="12"/>div3or5.append(n)</text:span></text:p>
      <text:p text:style-name="Preformatted_20_Text"><text:span text:style-name="Source_20_Text"><text:s text:c="4"/>avg = total / len(nums)</text:span></text:p>
      <text:p text:style-name="Preformatted_20_Text"><text:span text:style-name="Source_20_Text"><text:s text:c="4"/>return {"sum":total, "avg":avg, "min":minimum, "max":maximum, "div3or5":div3or5}</text:span></text:p>
      <text:p text:style-name="Preformatted_20_Text"/>
      <text:p text:style-name="Preformatted_20_Text"><text:span text:style-name="Source_20_Text">def to_binary(n):</text:span></text:p>
      <text:p text:style-name="Preformatted_20_Text"><text:span text:style-name="Source_20_Text"><text:s text:c="4"/>"""Convert integer n to binary string via while‐loop."""</text:span></text:p>
      <text:p text:style-name="Preformatted_20_Text"><text:span text:style-name="Source_20_Text"><text:s text:c="4"/>if n == 0:</text:span></text:p>
      <text:p text:style-name="Preformatted_20_Text"><text:span text:style-name="Source_20_Text"><text:s text:c="8"/>return "0"</text:span></text:p>
      <text:p text:style-name="Preformatted_20_Text"><text:span text:style-name="Source_20_Text"><text:s text:c="4"/>is_neg = n &lt; 0</text:span></text:p>
      <text:p text:style-name="Preformatted_20_Text"><text:soft-page-break/><text:span text:style-name="Source_20_Text"><text:s text:c="4"/>n = abs(n)</text:span></text:p>
      <text:p text:style-name="Preformatted_20_Text"><text:span text:style-name="Source_20_Text"><text:s text:c="4"/>bits = ""</text:span></text:p>
      <text:p text:style-name="Preformatted_20_Text"><text:span text:style-name="Source_20_Text"><text:s text:c="4"/>while n &gt; 0: <text:s text:c="31"/># while‑loop for conversion :contentReference[oaicite:9]{index=9}</text:span></text:p>
      <text:p text:style-name="Preformatted_20_Text"><text:span text:style-name="Source_20_Text"><text:s text:c="8"/>bits = str(n % 2) + bits</text:span></text:p>
      <text:p text:style-name="Preformatted_20_Text"><text:span text:style-name="Source_20_Text"><text:s text:c="8"/>n //= 2</text:span></text:p>
      <text:p text:style-name="Preformatted_20_Text"><text:span text:style-name="Source_20_Text"><text:s text:c="4"/>return ("-" if is_neg else "") + bits</text:span></text:p>
      <text:p text:style-name="Preformatted_20_Text"/>
      <text:p text:style-name="Preformatted_20_Text"><text:span text:style-name="Source_20_Text">def main_menu():</text:span></text:p>
      <text:p text:style-name="Preformatted_20_Text"><text:span text:style-name="Source_20_Text"><text:s text:c="4"/>"""Drive the user menu with infinite loop &amp; break/continue."""</text:span></text:p>
      <text:p text:style-name="Preformatted_20_Text"><text:span text:style-name="Source_20_Text"><text:s text:c="4"/>while True: <text:s text:c="2"/># indefinite loop :contentReference[oaicite:10]{index=10}</text:span></text:p>
      <text:p text:style-name="Preformatted_20_Text"><text:span text:style-name="Source_20_Text"><text:s text:c="8"/>print("\\n1) Analyze Text\\n2) Number Stats\\n3) To Binary\\n4) Exit")</text:span></text:p>
      <text:p text:style-name="Preformatted_20_Text"><text:span text:style-name="Source_20_Text"><text:s text:c="8"/>choice = input("Select an option: ")</text:span></text:p>
      <text:p text:style-name="Preformatted_20_Text"><text:span text:style-name="Source_20_Text"><text:s text:c="8"/>if choice == "1":</text:span></text:p>
      <text:p text:style-name="Preformatted_20_Text"><text:span text:style-name="Source_20_Text"><text:s text:c="12"/>s = input("Enter text: ")</text:span></text:p>
      <text:p text:style-name="Preformatted_20_Text"><text:span text:style-name="Source_20_Text"><text:s text:c="12"/>print(analyze_text(s))</text:span></text:p>
      <text:p text:style-name="Preformatted_20_Text"><text:span text:style-name="Source_20_Text"><text:s text:c="8"/>elif choice == "2":</text:span></text:p>
      <text:p text:style-name="Preformatted_20_Text"><text:span text:style-name="Source_20_Text"><text:s text:c="12"/>data = input("Comma‑sep integers: ")</text:span></text:p>
      <text:p text:style-name="Preformatted_20_Text"><text:span text:style-name="Source_20_Text"><text:s text:c="12"/>try:</text:span></text:p>
      <text:p text:style-name="Preformatted_20_Text"><text:span text:style-name="Source_20_Text"><text:s text:c="16"/>nums = [int(x) for x in data.split(",")]</text:span></text:p>
      <text:p text:style-name="Preformatted_20_Text"><text:span text:style-name="Source_20_Text"><text:s text:c="12"/>except ValueError:</text:span></text:p>
      <text:p text:style-name="Preformatted_20_Text"><text:span text:style-name="Source_20_Text"><text:s text:c="16"/>print("Invalid input, try again.")</text:span></text:p>
      <text:p text:style-name="Preformatted_20_Text"><text:span text:style-name="Source_20_Text"><text:s text:c="16"/>continue</text:span></text:p>
      <text:p text:style-name="Preformatted_20_Text"><text:span text:style-name="Source_20_Text"><text:s text:c="12"/>print(stats_numbers(nums))</text:span></text:p>
      <text:p text:style-name="Preformatted_20_Text"><text:span text:style-name="Source_20_Text"><text:s text:c="8"/>elif choice == "3":</text:span></text:p>
      <text:p text:style-name="Preformatted_20_Text"><text:span text:style-name="Source_20_Text"><text:s text:c="12"/>try:</text:span></text:p>
      <text:p text:style-name="Preformatted_20_Text"><text:span text:style-name="Source_20_Text"><text:s text:c="16"/>n = int(input("Enter integer: "))</text:span></text:p>
      <text:p text:style-name="Preformatted_20_Text"><text:span text:style-name="Source_20_Text"><text:s text:c="12"/>except ValueError:</text:span></text:p>
      <text:p text:style-name="Preformatted_20_Text"><text:span text:style-name="Source_20_Text"><text:s text:c="16"/>print("Must be an integer.")</text:span></text:p>
      <text:p text:style-name="Preformatted_20_Text"><text:span text:style-name="Source_20_Text"><text:s text:c="16"/>continue</text:span></text:p>
      <text:p text:style-name="Preformatted_20_Text"><text:span text:style-name="Source_20_Text"><text:s text:c="12"/>print("Binary:", to_binary(n))</text:span></text:p>
      <text:p text:style-name="Preformatted_20_Text"><text:span text:style-name="Source_20_Text"><text:s text:c="8"/>elif choice == "4":</text:span></text:p>
      <text:p text:style-name="Preformatted_20_Text"><text:span text:style-name="Source_20_Text"><text:s text:c="12"/>print("Goodbye!")</text:span></text:p>
      <text:p text:style-name="Preformatted_20_Text"><text:span text:style-name="Source_20_Text"><text:s text:c="12"/>break <text:s text:c="13"/>#Exit menu :contentReference[oaicite:11]{index=11}</text:span></text:p>
      <text:p text:style-name="Preformatted_20_Text"><text:span text:style-name="Source_20_Text"><text:s text:c="8"/>else:</text:span></text:p>
      <text:p text:style-name="Preformatted_20_Text"><text:span text:style-name="Source_20_Text"><text:s text:c="12"/>print("Unknown option, try again.")</text:span></text:p>
      <text:p text:style-name="Preformatted_20_Text"/>
      <text:p text:style-name="Preformatted_20_Text"><text:span text:style-name="Source_20_Text">if __name__ == "__main__":</text:span></text:p>
      <text:p text:style-name="Preformatted_20_Text"><text:span text:style-name="Source_20_Text"><text:s text:c="4"/>main_menu()</text:span></text:p>
      <text:p text:style-name="P5"/>
      <text:p text:style-name="Horizontal_20_Line"/>
      <text:h text:style-name="Heading_20_2" text:outline-level="2">## References</text:h>
      <text:list text:style-name="L30">
        <text:list-item>
          <text:p text:style-name="P57"><text:span text:style-name="Strong_20_Emphasis">Real Python</text:span>, “Python for Loops: The Pythonic Way” <text:a xlink:type="simple" xlink:href="https://realpython.com/python-for-loop/?utm_source=chatgpt.com" text:style-name="Internet_20_link" text:visited-style-name="Visited_20_Internet_20_Link">Real Python</text:a> </text:p>
        </text:list-item>
        <text:list-item>
          <text:p text:style-name="P57"><text:span text:style-name="Strong_20_Emphasis">GeeksforGeeks</text:span>, “Loops in Python – For, While and Nested Loops” <text:a xlink:type="simple" xlink:href="https://www.geeksforgeeks.org/loops-in-python/?utm_source=chatgpt.com" text:style-name="Internet_20_link" text:visited-style-name="Visited_20_Internet_20_Link">GeeksforGeeks</text:a> </text:p>
        </text:list-item>
        <text:list-item>
          <text:p text:style-name="P57"><text:span text:style-name="Strong_20_Emphasis">OpenBookProject</text:span>, “Iteration” chapter overview <text:a xlink:type="simple" xlink:href="https://openbookproject.net/thinkcs/python/english3e/iteration.html?utm_source=chatgpt.com" text:style-name="Internet_20_link" text:visited-style-name="Visited_20_Internet_20_Link">openbookproject.net</text:a> </text:p>
        </text:list-item>
        <text:list-item>
          <text:p text:style-name="P57"><text:span text:style-name="Strong_20_Emphasis">StackOverflow</text:span>, “Iterating each character in a string” <text:a xlink:type="simple" xlink:href="https://www.dataquest.io/blog/python-projects-for-beginners/?utm_source=chatgpt.com" text:style-name="Internet_20_link" text:visited-style-name="Visited_20_Internet_20_Link">Dataquest</text:a> </text:p>
        </text:list-item>
        <text:list-item>
          <text:p text:style-name="P57"><text:span text:style-name="Strong_20_Emphasis">Python Docs</text:span>, <text:span text:style-name="Source_20_Text">str.isdigit()</text:span> and sequence methods <text:a xlink:type="simple" xlink:href="https://pynative.com/python-if-else-and-for-loop-exercise-with-solutions/?utm_source=chatgpt.com" text:style-name="Internet_20_link" text:visited-style-name="Visited_20_Internet_20_Link">PYnative</text:a> </text:p>
        </text:list-item>
        <text:list-item>
          <text:p text:style-name="P57"><text:span text:style-name="Strong_20_Emphasis">W3Schools</text:span>, <text:span text:style-name="Source_20_Text">while</text:span> loop syntax and control flow <text:a xlink:type="simple" xlink:href="https://www.geeksforgeeks.org/loops-in-python/?utm_source=chatgpt.com" text:style-name="Internet_20_link" text:visited-style-name="Visited_20_Internet_20_Link">GeeksforGeeks</text:a> </text:p>
        </text:list-item>
        <text:list-item>
          <text:p text:style-name="P57"><text:span text:style-name="Strong_20_Emphasis">Real Python</text:span>, “while…else in Python” <text:a xlink:type="simple" xlink:href="https://www.geeksforgeeks.org/loops-in-python/?utm_source=chatgpt.com" text:style-name="Internet_20_link" text:visited-style-name="Visited_20_Internet_20_Link">GeeksforGeeks</text:a> </text:p>
        </text:list-item>
        <text:list-item>
          <text:p text:style-name="P57"><text:span text:style-name="Strong_20_Emphasis">Python Docs</text:span>, <text:span text:style-name="Source_20_Text">f-strings</text:span> Guide <text:a xlink:type="simple" xlink:href="https://www.dataquest.io/blog/tutorial-advanced-for-loops-python-pandas/?utm_source=chatgpt.com" text:style-name="Internet_20_link" text:visited-style-name="Visited_20_Internet_20_Link">Dataquest</text:a> </text:p>
        </text:list-item>
        <text:list-item>
          <text:p text:style-name="P57"><text:span text:style-name="Strong_20_Emphasis">GeeksforGeeks</text:span>, “Prime checking up to sqrt(n)” (applies loop break logic) <text:a xlink:type="simple" xlink:href="https://www.geeksforgeeks.org/python-projects-for-final-year-students/?utm_source=chatgpt.com" text:style-name="Internet_20_link" text:visited-style-name="Visited_20_Internet_20_Link">GeeksforGeeks</text:a> </text:p>
        </text:list-item>
        <text:list-item>
          <text:p text:style-name="P58"><text:soft-page-break/><text:span text:style-name="Strong_20_Emphasis">Real Python</text:span>, “Floating Point Arithmetic: Issues” (for binary context) <text:a xlink:type="simple" xlink:href="https://www.stratascratch.com/blog/mastering-loop-iterations-python-for-loop-index-explained/?utm_source=chatgpt.com" text:style-name="Internet_20_link" text:visited-style-name="Visited_20_Internet_20_Link">StrataScratch</text:a> </text:p>
        </text:list-item>
      </text:list>
      <text:p text:style-name="Text_20_body">With this project, you’ll integrate all iteration patterns into a single, practical Python tool—reinforcing your mastery before moving on to Lecture 4. Good luck!</text:p>
      <text:h text:style-name="Heading_20_3" text:outline-level="3"><text:span text:style-name="Strong_20_Emphasis">How I Thought Through the Problem</text:span></text:h>
      <text:p text:style-name="Text_20_body">Whenever I’m solving or designing a solution—especially for new learners—I break the problem down into <text:span text:style-name="Strong_20_Emphasis">logical blocks</text:span>, each with a <text:span text:style-name="Strong_20_Emphasis">clear goal</text:span> and <text:span text:style-name="Strong_20_Emphasis">teachable concept</text:span>.</text:p>
      <text:p text:style-name="Text_20_body">This project isn’t just about building a working app. It’s about helping you:</text:p>
      <text:list text:style-name="L31">
        <text:list-item>
          <text:p text:style-name="P59">Practice <text:span text:style-name="Emphasis">iteration techniques</text:span> (<text:span text:style-name="Source_20_Text">for</text:span>, <text:span text:style-name="Source_20_Text">while</text:span>, <text:span text:style-name="Source_20_Text">nested</text:span>), </text:p>
        </text:list-item>
        <text:list-item>
          <text:p text:style-name="P59">Understand how to process sequences like strings and lists, </text:p>
        </text:list-item>
        <text:list-item>
          <text:p text:style-name="P59">Write readable, modular code (with functions), </text:p>
        </text:list-item>
        <text:list-item>
          <text:p text:style-name="P60">And most importantly, build your <text:span text:style-name="Strong_20_Emphasis">problem-solving muscle</text:span>. </text:p>
        </text:list-item>
      </text:list>
      <text:p text:style-name="Horizontal_20_Line"/>
      <text:h text:style-name="Heading_20_2" text:outline-level="2">PART 1: <text:span text:style-name="Source_20_Text">analyze_text(s: str)</text:span> — <text:span text:style-name="Emphasis">String Analyzer</text:span></text:h>
      <text:h text:style-name="Heading_20_3" text:outline-level="3">The Goal:</text:h>
      <text:p text:style-name="Text_20_body">Take in a sentence and count:</text:p>
      <text:list text:style-name="L32">
        <text:list-item>
          <text:p text:style-name="P61">Total characters, </text:p>
        </text:list-item>
        <text:list-item>
          <text:p text:style-name="P62">How many are vowels, consonants, digits, punctuation. </text:p>
        </text:list-item>
      </text:list>
      <text:h text:style-name="Heading_20_3" text:outline-level="3">Why this approach?</text:h>
      <text:p text:style-name="Text_20_body">I used a <text:span text:style-name="Source_20_Text">for ch in s:</text:span> loop because it's the most <text:span text:style-name="Strong_20_Emphasis">natural way to inspect each character</text:span> in a string. It allows me to:</text:p>
      <text:list text:style-name="L33">
        <text:list-item>
          <text:p text:style-name="P63">Use conditions like <text:span text:style-name="Source_20_Text">ch.isdigit()</text:span>, <text:span text:style-name="Source_20_Text">ch.isalpha()</text:span>, or <text:span text:style-name="Source_20_Text">ch in string.punctuation</text:span> to categorize each character. </text:p>
        </text:list-item>
        <text:list-item>
          <text:p text:style-name="P64"><text:span text:style-name="Strong_20_Emphasis">Avoid using Python’s built-in </text:span><text:span text:style-name="Strong_20_Emphasis"><text:span text:style-name="Source_20_Text">count()</text:span></text:span> (which was prohibited). </text:p>
        </text:list-item>
      </text:list>
      <text:p text:style-name="Preformatted_20_Text"><text:span text:style-name="Source_20_Text">python</text:span></text:p>
      <text:p text:style-name="Preformatted_20_Text"><text:span text:style-name="Source_20_Text">CopyEdit</text:span></text:p>
      <text:p text:style-name="Preformatted_20_Text"><text:span text:style-name="Source_20_Text">for ch in s:</text:span></text:p>
      <text:p text:style-name="Preformatted_20_Text"><text:span text:style-name="Source_20_Text"><text:s text:c="4"/>counts["chars"] += 1</text:span></text:p>
      <text:p text:style-name="Preformatted_20_Text"><text:span text:style-name="Source_20_Text"><text:s text:c="4"/>...</text:span></text:p>
      <text:p text:style-name="P5"/>
      <text:p text:style-name="Text_20_body">This is simple, readable, and introduces how we scan a string <text:span text:style-name="Emphasis">one character at a time</text:span>, classifying as we go. This is how we teach a computer to "see" like we do when we read.</text:p>
      <text:p text:style-name="Horizontal_20_Line"/>
      <text:h text:style-name="Heading_20_2" text:outline-level="2"><text:soft-page-break/>PART 2: <text:span text:style-name="Source_20_Text">stats_numbers(nums: list[int])</text:span> — <text:span text:style-name="Emphasis">Numeric Stats</text:span></text:h>
      <text:h text:style-name="Heading_20_3" text:outline-level="3">The Goal:</text:h>
      <text:p text:style-name="Text_20_body">From a list of numbers input by the user (e.g. <text:span text:style-name="Source_20_Text">"3,5,7"</text:span>), we compute:</text:p>
      <text:list text:style-name="L34">
        <text:list-item>
          <text:p text:style-name="P65">Sum, Average, Min, Max </text:p>
        </text:list-item>
        <text:list-item>
          <text:p text:style-name="P66">Flag numbers divisible by 3 or 5 </text:p>
        </text:list-item>
      </text:list>
      <text:h text:style-name="Heading_20_3" text:outline-level="3">Why this approach?</text:h>
      <text:p text:style-name="Text_20_body">I deliberately avoided <text:span text:style-name="Source_20_Text">sum()</text:span>, <text:span text:style-name="Source_20_Text">min()</text:span>, or <text:span text:style-name="Source_20_Text">max()</text:span>. Instead, we:</text:p>
      <text:list text:style-name="L35">
        <text:list-item>
          <text:p text:style-name="P67">Initialized variables (<text:span text:style-name="Source_20_Text">total</text:span>, <text:span text:style-name="Source_20_Text">min</text:span>, <text:span text:style-name="Source_20_Text">max</text:span>) with the <text:span text:style-name="Strong_20_Emphasis">first number</text:span> in the list, </text:p>
        </text:list-item>
        <text:list-item>
          <text:p text:style-name="P68">Used a <text:span text:style-name="Source_20_Text">for</text:span> loop to update those values while scanning the list. </text:p>
        </text:list-item>
      </text:list>
      <text:p text:style-name="Preformatted_20_Text"><text:span text:style-name="Source_20_Text">python</text:span></text:p>
      <text:p text:style-name="Preformatted_20_Text"><text:span text:style-name="Source_20_Text">CopyEdit</text:span></text:p>
      <text:p text:style-name="Preformatted_20_Text"><text:span text:style-name="Source_20_Text">for n in nums:</text:span></text:p>
      <text:p text:style-name="Preformatted_20_Text"><text:span text:style-name="Source_20_Text"><text:s text:c="4"/>total += n</text:span></text:p>
      <text:p text:style-name="Preformatted_20_Text"><text:span text:style-name="Source_20_Text"><text:s text:c="4"/>if n &lt; minimum: minimum = n</text:span></text:p>
      <text:p text:style-name="Preformatted_20_Text"><text:span text:style-name="Source_20_Text"><text:s text:c="4"/>if n &gt; maximum: maximum = n</text:span></text:p>
      <text:p text:style-name="P5"/>
      <text:h text:style-name="Heading_20_3" text:outline-level="3">Teachable Moment:</text:h>
      <text:p text:style-name="Quotations">Most students think loops are only for repetition. Here, I show how a loop is a decision-making tool—we "update" memory based on rules as we go.</text:p>
      <text:p text:style-name="Text_20_body">We also used a Boolean condition <text:span text:style-name="Source_20_Text">(n % 3 == 0 or n % 5 == 0)</text:span> to demonstrate real-world flagging logic.</text:p>
      <text:p text:style-name="Horizontal_20_Line"/>
      <text:h text:style-name="Heading_20_2" text:outline-level="2">PART 3: <text:span text:style-name="Source_20_Text">to_binary(n: int)</text:span> — <text:span text:style-name="Emphasis">Binary Conversion</text:span></text:h>
      <text:h text:style-name="Heading_20_3" text:outline-level="3">The Goal:</text:h>
      <text:p text:style-name="Text_20_body">Take a number like 6 and return <text:span text:style-name="Source_20_Text">"110"</text:span>.</text:p>
      <text:h text:style-name="Heading_20_3" text:outline-level="3">Why this approach?</text:h>
      <text:p text:style-name="Text_20_body">We use the <text:span text:style-name="Strong_20_Emphasis">division-remainder method</text:span>:</text:p>
      <text:list text:style-name="L36">
        <text:list-item>
          <text:p text:style-name="P69">Repeatedly divide by 2 and store the remainder (<text:span text:style-name="Source_20_Text">n % 2</text:span>), </text:p>
        </text:list-item>
        <text:list-item>
          <text:p text:style-name="P70">Build the binary string from <text:span text:style-name="Emphasis">right to left</text:span> (hence <text:span text:style-name="Source_20_Text">bits = str(n % 2) + bits</text:span>). </text:p>
        </text:list-item>
      </text:list>
      <text:p text:style-name="Preformatted_20_Text"><text:span text:style-name="Source_20_Text">python</text:span></text:p>
      <text:p text:style-name="Preformatted_20_Text"><text:span text:style-name="Source_20_Text">CopyEdit</text:span></text:p>
      <text:p text:style-name="Preformatted_20_Text"><text:span text:style-name="Source_20_Text">while n &gt; 0:</text:span></text:p>
      <text:p text:style-name="Preformatted_20_Text"><text:soft-page-break/><text:span text:style-name="Source_20_Text"><text:s text:c="4"/>bits = str(n % 2) + bits</text:span></text:p>
      <text:p text:style-name="Preformatted_20_Text"><text:span text:style-name="Source_20_Text"><text:s text:c="4"/>n //= 2</text:span></text:p>
      <text:p text:style-name="P5"/>
      <text:h text:style-name="Heading_20_3" text:outline-level="3">Teachable Concepts:</text:h>
      <text:list text:style-name="L37">
        <text:list-item>
          <text:p text:style-name="P71"><text:span text:style-name="Source_20_Text">while</text:span> loop runs <text:span text:style-name="Strong_20_Emphasis">as long as</text:span> the number is still positive, </text:p>
        </text:list-item>
        <text:list-item>
          <text:p text:style-name="P72">Binary representation emerges from <text:span text:style-name="Strong_20_Emphasis">repeating a simple rule</text:span>. </text:p>
        </text:list-item>
      </text:list>
      <text:p text:style-name="Text_20_body">Also, we handled <text:span text:style-name="Strong_20_Emphasis">negative numbers</text:span> by storing the sign and applying it after conversion.</text:p>
      <text:p text:style-name="Horizontal_20_Line"/>
      <text:h text:style-name="Heading_20_2" text:outline-level="2">PART 4: <text:span text:style-name="Source_20_Text">main_menu()</text:span> — <text:span text:style-name="Emphasis">The App Driver</text:span></text:h>
      <text:h text:style-name="Heading_20_3" text:outline-level="3">The Goal:</text:h>
      <text:p text:style-name="Text_20_body">Build a user-friendly app with options:</text:p>
      <text:list text:style-name="L38">
        <text:list-item>
          <text:p text:style-name="P73">Analyze Text </text:p>
        </text:list-item>
        <text:list-item>
          <text:p text:style-name="P73">Analyze Numbers </text:p>
        </text:list-item>
        <text:list-item>
          <text:p text:style-name="P73">Convert to Binary </text:p>
        </text:list-item>
        <text:list-item>
          <text:p text:style-name="P74">Exit </text:p>
        </text:list-item>
      </text:list>
      <text:h text:style-name="Heading_20_3" text:outline-level="3">Why this approach?</text:h>
      <text:list text:style-name="L39">
        <text:list-item>
          <text:p text:style-name="P75"><text:span text:style-name="Source_20_Text">while True:</text:span> creates a <text:span text:style-name="Strong_20_Emphasis">forever-running menu</text:span> until the user chooses to exit. </text:p>
        </text:list-item>
        <text:list-item>
          <text:p text:style-name="P75"><text:span text:style-name="Source_20_Text">break</text:span> exits the loop cleanly. </text:p>
        </text:list-item>
        <text:list-item>
          <text:p text:style-name="P76"><text:span text:style-name="Source_20_Text">continue</text:span> helps us restart when input is invalid (good practice for real apps). </text:p>
        </text:list-item>
      </text:list>
      <text:h text:style-name="Heading_20_3" text:outline-level="3">What students learn here:</text:h>
      <text:list text:style-name="L40">
        <text:list-item>
          <text:p text:style-name="P77">The value of <text:span text:style-name="Strong_20_Emphasis">control flow</text:span>. </text:p>
        </text:list-item>
        <text:list-item>
          <text:p text:style-name="P78">Real-world software uses <text:span text:style-name="Strong_20_Emphasis">menus and options</text:span>, and this is how we build them. </text:p>
        </text:list-item>
      </text:list>
      <text:p text:style-name="Horizontal_20_Line"/>
      <text:h text:style-name="Heading_20_2" text:outline-level="2">Code Style &amp; Teaching Choices</text:h>
      <text:h text:style-name="Heading_20_3" text:outline-level="3">Why Functions?</text:h>
      <text:p text:style-name="Text_20_body">I wrote each block as a <text:span text:style-name="Strong_20_Emphasis">function</text:span> because:</text:p>
      <text:list text:style-name="L41">
        <text:list-item>
          <text:p text:style-name="P79">It separates logic (better for debugging), </text:p>
        </text:list-item>
        <text:list-item>
          <text:p text:style-name="P79">Makes code reusable and testable, </text:p>
        </text:list-item>
        <text:list-item>
          <text:p text:style-name="P80">Helps you <text:span text:style-name="Emphasis">think in chunks</text:span>, which is essential for large-scale software. </text:p>
        </text:list-item>
      </text:list>
      <text:h text:style-name="Heading_20_3" text:outline-level="3"><text:soft-page-break/>Why Inline Comments &amp; Docstrings?</text:h>
      <text:p text:style-name="Text_20_body">This isn’t just about the computer running your code—it’s about <text:span text:style-name="Strong_20_Emphasis">humans understanding</text:span> it. You’ll be working on teams, and clarity is gold.</text:p>
      <text:p text:style-name="Horizontal_20_Line"/>
      <text:h text:style-name="Heading_20_2" text:outline-level="2">Summary: What You Just Learned</text:h>
      <table:table table:name="Table2" table:style-name="Table2">
        <table:table-column table:style-name="Table2.A"/>
        <table:table-column table:style-name="Table2.B"/>
        <table:table-header-rows>
          <table:table-row>
            <table:table-cell table:style-name="Table2.A1" office:value-type="string">
              <text:p text:style-name="Table_20_Heading">Concept</text:p>
            </table:table-cell>
            <table:table-cell table:style-name="Table2.A1" office:value-type="string">
              <text:p text:style-name="Table_20_Heading">Where It Was Used</text:p>
            </table:table-cell>
          </table:table-row>
        </table:table-header-rows>
        <table:table-row>
          <table:table-cell table:style-name="Table2.A1" office:value-type="string">
            <text:p text:style-name="Table_20_Contents"><text:span text:style-name="Source_20_Text">for</text:span> loop</text:p>
          </table:table-cell>
          <table:table-cell table:style-name="Table2.A1" office:value-type="string">
            <text:p text:style-name="Table_20_Contents">To analyze text and numbers</text:p>
          </table:table-cell>
        </table:table-row>
        <table:table-row>
          <table:table-cell table:style-name="Table2.A1" office:value-type="string">
            <text:p text:style-name="Table_20_Contents"><text:span text:style-name="Source_20_Text">while</text:span> loop</text:p>
          </table:table-cell>
          <table:table-cell table:style-name="Table2.A1" office:value-type="string">
            <text:p text:style-name="Table_20_Contents">Binary conversion, infinite menu</text:p>
          </table:table-cell>
        </table:table-row>
        <table:table-row>
          <table:table-cell table:style-name="Table2.A1" office:value-type="string">
            <text:p text:style-name="Table_20_Contents"><text:span text:style-name="Source_20_Text">break</text:span> / <text:span text:style-name="Source_20_Text">continue</text:span></text:p>
          </table:table-cell>
          <table:table-cell table:style-name="Table2.A1" office:value-type="string">
            <text:p text:style-name="Table_20_Contents">Menu navigation, input validation</text:p>
          </table:table-cell>
        </table:table-row>
        <table:table-row>
          <table:table-cell table:style-name="Table2.A1" office:value-type="string">
            <text:p text:style-name="Table_20_Contents">Nested logic / flags</text:p>
          </table:table-cell>
          <table:table-cell table:style-name="Table2.A1" office:value-type="string">
            <text:p text:style-name="Table_20_Contents">Divisibility test, vowel/consonant detection</text:p>
          </table:table-cell>
        </table:table-row>
        <table:table-row>
          <table:table-cell table:style-name="Table2.A1" office:value-type="string">
            <text:p text:style-name="Table_20_Contents">Sequence processing</text:p>
          </table:table-cell>
          <table:table-cell table:style-name="Table2.A1" office:value-type="string">
            <text:p text:style-name="Table_20_Contents">Strings, Lists</text:p>
          </table:table-cell>
        </table:table-row>
        <table:table-row>
          <table:table-cell table:style-name="Table2.A1" office:value-type="string">
            <text:p text:style-name="Table_20_Contents">Input validation</text:p>
          </table:table-cell>
          <table:table-cell table:style-name="Table2.A1" office:value-type="string">
            <text:p text:style-name="Table_20_Contents">Menu and number input</text:p>
          </table:table-cell>
        </table:table-row>
        <table:table-row>
          <table:table-cell table:style-name="Table2.A1" office:value-type="string">
            <text:p text:style-name="Table_20_Contents">Modular design</text:p>
          </table:table-cell>
          <table:table-cell table:style-name="Table2.A1" office:value-type="string">
            <text:p text:style-name="Table_20_Contents">Functions (<text:span text:style-name="Source_20_Text">def</text:span>)</text:p>
          </table:table-cell>
        </table:table-row>
      </table:table>
      <text:p text:style-name="Horizontal_20_Line"/>
      <text:h text:style-name="Heading_20_3" text:outline-level="3">Project Summary</text:h>
      <text:p text:style-name="Quotations">Iteration is not just a coding skill—it’s how we solve real problems with data, one step at a time.</text:p>
      <text:p text:style-name="Text_20_body">This project gave you a solid foundation, and if you understood the logic, the syntax will come with practice. Keep building, and remember—<text:span text:style-name="Strong_20_Emphasis">every great engineer started just like this: looping through problems until they clicked</text:span>.</text:p>
      <text:p text:style-name="Text_20_body">Would you like me to help you build a scoring rubric based on your class level next? Or a follow-up mini-project for reinforcement?</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6T00:19:20.655298297</meta:creation-date>
    <dc:date>2025-06-06T00:21:26.082872558</dc:date>
    <meta:editing-duration>PT2M6S</meta:editing-duration>
    <meta:editing-cycles>1</meta:editing-cycles>
    <meta:document-statistic meta:table-count="2" meta:image-count="0" meta:object-count="0" meta:page-count="20" meta:paragraph-count="620" meta:word-count="4014" meta:character-count="26402" meta:non-whitespace-character-count="21574"/>
    <meta:generator>LibreOffice/24.8.7.2$Linux_X86_64 LibreOffice_project/480$Build-2</meta:generator>
  </office:meta>
</office:document-meta>
</file>